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5.14pt"/>
    </style:style>
    <style:style style:name="co4" style:family="table-column">
      <style:table-column-properties fo:break-before="auto" style:column-width="273.8pt"/>
    </style:style>
    <style:style style:name="co5" style:family="table-column">
      <style:table-column-properties fo:break-before="auto" style:column-width="166.56pt"/>
    </style:style>
    <style:style style:name="co6" style:family="table-column">
      <style:table-column-properties fo:break-before="auto" style:column-width="89.6pt"/>
    </style:style>
    <style:style style:name="co7" style:family="table-column">
      <style:table-column-properties fo:break-before="auto" style:column-width="79.99pt"/>
    </style:style>
    <style:style style:name="co8" style:family="table-column">
      <style:table-column-properties fo:break-before="auto" style:column-width="287.29pt"/>
    </style:style>
    <style:style style:name="co9" style:family="table-column">
      <style:table-column-properties fo:break-before="auto" style:column-width="9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SimSun" style:font-name-complex="Lucida Sans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amageTyp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deas</text:p>
          </table:table-cell>
          <table:table-cell office:value-type="string" calcext:value-type="string">
            <text:p>damage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at</text:p>
          </table:table-cell>
          <table:table-cell table:number-columns-repeated="2"/>
        </table:table-row>
        <table:table-row table:style-name="ro1">
          <table:table-cell table:formula="of:=UPPER(SUBSTITUTE([.B2];&quot; &quot;;&quot;_&quot;))" office:value-type="string" office:string-value="BARRAGE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number-columns-repeated="6"/>
        </table:table-row>
        <table:table-row table:style-name="ro1">
          <table:table-cell table:formula="of:=UPPER(SUBSTITUTE([.B3];&quot; &quot;;&quot;_&quot;))" office:value-type="string" office:string-value="BIDE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damage for two turns then strikes back double.</text:p>
          </table:table-cell>
          <table:table-cell table:number-columns-repeated="6"/>
        </table:table-row>
        <table:table-row table:style-name="ro1">
          <table:table-cell table:formula="of:=UPPER(SUBSTITUTE([.B4];&quot; &quot;;&quot;_&quot;))" office:value-type="string" office:string-value="BIND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number-columns-repeated="6"/>
        </table:table-row>
        <table:table-row table:style-name="ro1">
          <table:table-cell table:formula="of:=UPPER(SUBSTITUTE([.B5];&quot; &quot;;&quot;_&quot;))" office:value-type="string" office:string-value="BITE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number-columns-repeated="6"/>
        </table:table-row>
        <table:table-row table:style-name="ro1">
          <table:table-cell table:formula="of:=UPPER(SUBSTITUTE([.B6];&quot; &quot;;&quot;_&quot;))" office:value-type="string" office:string-value="BODY_SLAM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number-columns-repeated="6"/>
        </table:table-row>
        <table:table-row table:style-name="ro1">
          <table:table-cell table:formula="of:=UPPER(SUBSTITUTE([.B7];&quot; &quot;;&quot;_&quot;))" office:value-type="string" office:string-value="BONE_CLUB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number-columns-repeated="6"/>
        </table:table-row>
        <table:table-row table:style-name="ro1">
          <table:table-cell table:formula="of:=UPPER(SUBSTITUTE([.B8];&quot; &quot;;&quot;_&quot;))" office:value-type="string" office:string-value="BONEMERA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number-columns-repeated="6"/>
        </table:table-row>
        <table:table-row table:style-name="ro1">
          <table:table-cell table:formula="of:=UPPER(SUBSTITUTE([.B9];&quot; &quot;;&quot;_&quot;))" office:value-type="string" office:string-value="CLAMP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number-columns-repeated="6"/>
        </table:table-row>
        <table:table-row table:style-name="ro1">
          <table:table-cell table:formula="of:=UPPER(SUBSTITUTE([.B10];&quot; &quot;;&quot;_&quot;))" office:value-type="string" office:string-value="COMET_PUNCH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number-columns-repeated="6"/>
        </table:table-row>
        <table:table-row table:style-name="ro1">
          <table:table-cell table:formula="of:=UPPER(SUBSTITUTE([.B11];&quot; &quot;;&quot;_&quot;))" office:value-type="string" office:string-value="CONSTRICT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“SPD”}</text:p>
          </table:table-cell>
          <table:table-cell office:value-type="string" calcext:value-type="string">
            <text:p>May lower opponent's Speed by one stage.</text:p>
          </table:table-cell>
          <table:table-cell table:number-columns-repeated="6"/>
        </table:table-row>
        <table:table-row table:style-name="ro1">
          <table:table-cell table:formula="of:=UPPER(SUBSTITUTE([.B12];&quot; &quot;;&quot;_&quot;))" office:value-type="string" office:string-value="COUNTER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When hit by a Physical Attack, user strikes back with 2x power.</text:p>
          </table:table-cell>
          <table:table-cell table:number-columns-repeated="6"/>
        </table:table-row>
        <table:table-row table:style-name="ro1">
          <table:table-cell table:formula="of:=UPPER(SUBSTITUTE([.B13];&quot; &quot;;&quot;_&quot;))" office:value-type="string" office:string-value="CRABHAMMER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number-columns-repeated="6"/>
        </table:table-row>
        <table:table-row table:style-name="ro1">
          <table:table-cell table:formula="of:=UPPER(SUBSTITUTE([.B14];&quot; &quot;;&quot;_&quot;))" office:value-type="string" office:string-value="CUT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15];&quot; &quot;;&quot;_&quot;))" office:value-type="string" office:string-value="DI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gs underground on first turn, attacks on second. Can also escape from caves.</text:p>
          </table:table-cell>
          <table:table-cell table:number-columns-repeated="6"/>
        </table:table-row>
        <table:table-row table:style-name="ro1">
          <table:table-cell table:formula="of:=UPPER(SUBSTITUTE([.B16];&quot; &quot;;&quot;_&quot;))" office:value-type="string" office:string-value="DIZZY_PUNCH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formula="of:=UPPER(SUBSTITUTE([.B17];&quot; &quot;;&quot;_&quot;))" office:value-type="string" office:string-value="DOUBLE_KICK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number-columns-repeated="6"/>
        </table:table-row>
        <table:table-row table:style-name="ro1">
          <table:table-cell table:formula="of:=UPPER(SUBSTITUTE([.B18];&quot; &quot;;&quot;_&quot;))" office:value-type="string" office:string-value="DOUBLE_SLAP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number-columns-repeated="6"/>
        </table:table-row>
        <table:table-row table:style-name="ro1">
          <table:table-cell table:formula="of:=UPPER(SUBSTITUTE([.B19];&quot; &quot;;&quot;_&quot;))" office:value-type="string" office:string-value="DOUBLE-EDGE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number-columns-repeated="6"/>
        </table:table-row>
        <table:table-row table:style-name="ro1">
          <table:table-cell table:formula="of:=UPPER(SUBSTITUTE([.B20];&quot; &quot;;&quot;_&quot;))" office:value-type="string" office:string-value="DRILL_PECK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21];&quot; &quot;;&quot;_&quot;))" office:value-type="string" office:string-value="EARTHQUAKE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undergroundBonus: 2, range: 5, multitarget: true}</text:p>
          </table:table-cell>
          <table:table-cell office:value-type="string" calcext:value-type="string">
            <text:p>Power is doubled if opponent is underground from using Dig.</text:p>
          </table:table-cell>
          <table:table-cell table:number-columns-repeated="6"/>
        </table:table-row>
        <table:table-row table:style-name="ro1">
          <table:table-cell table:formula="of:=UPPER(SUBSTITUTE([.B22];&quot; &quot;;&quot;_&quot;))" office:value-type="string" office:string-value="EGG_BOMB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23];&quot; &quot;;&quot;_&quot;))" office:value-type="string" office:string-value="EXPLOSION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number-columns-repeated="6"/>
        </table:table-row>
        <table:table-row table:style-name="ro1">
          <table:table-cell table:formula="of:=UPPER(SUBSTITUTE([.B24];&quot; &quot;;&quot;_&quot;))" office:value-type="string" office:string-value="FIRE_PUNCH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number-columns-repeated="6"/>
        </table:table-row>
        <table:table-row table:style-name="ro1">
          <table:table-cell table:formula="of:=UPPER(SUBSTITUTE([.B25];&quot; &quot;;&quot;_&quot;))" office:value-type="string" office:string-value="FISSURE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office:value-type="string" calcext:value-type="string">
            <text:p>Make an actual fissure on the ground?</text:p>
          </table:table-cell>
          <table:table-cell table:number-columns-repeated="5"/>
        </table:table-row>
        <table:table-row table:style-name="ro1">
          <table:table-cell table:formula="of:=UPPER(SUBSTITUTE([.B26];&quot; &quot;;&quot;_&quot;))" office:value-type="string" office:string-value="FLY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lies up on first turn, attacks on second turn.</text:p>
          </table:table-cell>
          <table:table-cell table:number-columns-repeated="6"/>
        </table:table-row>
        <table:table-row table:style-name="ro1">
          <table:table-cell table:formula="of:=UPPER(SUBSTITUTE([.B27];&quot; &quot;;&quot;_&quot;))" office:value-type="string" office:string-value="FURY_ATTACK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number-columns-repeated="6"/>
        </table:table-row>
        <table:table-row table:style-name="ro1">
          <table:table-cell table:formula="of:=UPPER(SUBSTITUTE([.B28];&quot; &quot;;&quot;_&quot;))" office:value-type="string" office:string-value="FURY_SWIPES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number-columns-repeated="6"/>
        </table:table-row>
        <table:table-row table:style-name="ro1">
          <table:table-cell table:formula="of:=UPPER(SUBSTITUTE([.B29];&quot; &quot;;&quot;_&quot;))" office:value-type="string" office:string-value="GUILLOTINE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number-columns-repeated="6"/>
        </table:table-row>
        <table:table-row table:style-name="ro1">
          <table:table-cell table:formula="of:=UPPER(SUBSTITUTE([.B30];&quot; &quot;;&quot;_&quot;))" office:value-type="string" office:string-value="HEADBUTT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ay cause flinching.</text:p>
          </table:table-cell>
          <table:table-cell table:number-columns-repeated="6"/>
        </table:table-row>
        <table:table-row table:style-name="ro1">
          <table:table-cell table:formula="of:=UPPER(SUBSTITUTE([.B31];&quot; &quot;;&quot;_&quot;))" office:value-type="string" office:string-value="HIGH_JUMP_KICK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f it misses, the user loses half their HP.</text:p>
          </table:table-cell>
          <table:table-cell table:number-columns-repeated="6"/>
        </table:table-row>
        <table:table-row table:style-name="ro1">
          <table:table-cell table:formula="of:=UPPER(SUBSTITUTE([.B32];&quot; &quot;;&quot;_&quot;))" office:value-type="string" office:string-value="HORN_ATTACK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33];&quot; &quot;;&quot;_&quot;))" office:value-type="string" office:string-value="HORN_DRILL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number-columns-repeated="6"/>
        </table:table-row>
        <table:table-row table:style-name="ro1">
          <table:table-cell table:formula="of:=UPPER(SUBSTITUTE([.B34];&quot; &quot;;&quot;_&quot;))" office:value-type="string" office:string-value="HYPER_FA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ay cause flinching.</text:p>
          </table:table-cell>
          <table:table-cell table:number-columns-repeated="6"/>
        </table:table-row>
        <table:table-row table:style-name="ro1">
          <table:table-cell table:formula="of:=UPPER(SUBSTITUTE([.B35];&quot; &quot;;&quot;_&quot;))" office:value-type="string" office:string-value="ICE_PUNCH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ay freeze opponent.</text:p>
          </table:table-cell>
          <table:table-cell table:number-columns-repeated="6"/>
        </table:table-row>
        <table:table-row table:style-name="ro1">
          <table:table-cell table:formula="of:=UPPER(SUBSTITUTE([.B36];&quot; &quot;;&quot;_&quot;))" office:value-type="string" office:string-value="JUMP_KICK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f it misses, the user loses half their HP.</text:p>
          </table:table-cell>
          <table:table-cell table:number-columns-repeated="6"/>
        </table:table-row>
        <table:table-row table:style-name="ro1">
          <table:table-cell table:formula="of:=UPPER(SUBSTITUTE([.B37];&quot; &quot;;&quot;_&quot;))" office:value-type="string" office:string-value="KARATE_CHOP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High critical hit ratio.</text:p>
          </table:table-cell>
          <table:table-cell table:number-columns-repeated="6"/>
        </table:table-row>
        <table:table-row table:style-name="ro1">
          <table:table-cell table:formula="of:=UPPER(SUBSTITUTE([.B38];&quot; &quot;;&quot;_&quot;))" office:value-type="string" office:string-value="LEECH_LIFE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recovers half the HP inflicted on opponent.</text:p>
          </table:table-cell>
          <table:table-cell table:number-columns-repeated="6"/>
        </table:table-row>
        <table:table-row table:style-name="ro1">
          <table:table-cell table:formula="of:=UPPER(SUBSTITUTE([.B39];&quot; &quot;;&quot;_&quot;))" office:value-type="string" office:string-value="LICK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ay paralyze opponent.</text:p>
          </table:table-cell>
          <table:table-cell table:number-columns-repeated="6"/>
        </table:table-row>
        <table:table-row table:style-name="ro1">
          <table:table-cell table:formula="of:=UPPER(SUBSTITUTE([.B40];&quot; &quot;;&quot;_&quot;))" office:value-type="string" office:string-value="LOW_KICK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he heavier the opponent, the stronger the attack.</text:p>
          </table:table-cell>
          <table:table-cell table:number-columns-repeated="6"/>
        </table:table-row>
        <table:table-row table:style-name="ro1">
          <table:table-cell table:formula="of:=UPPER(SUBSTITUTE([.B41];&quot; &quot;;&quot;_&quot;))" office:value-type="string" office:string-value="MEGA_KICK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42];&quot; &quot;;&quot;_&quot;))" office:value-type="string" office:string-value="MEGA_PUNCH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43];&quot; &quot;;&quot;_&quot;))" office:value-type="string" office:string-value="PAY_DAY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 small amount of money is gained after the battle resolves.</text:p>
          </table:table-cell>
          <table:table-cell table:number-columns-repeated="6"/>
        </table:table-row>
        <table:table-row table:style-name="ro1">
          <table:table-cell table:formula="of:=UPPER(SUBSTITUTE([.B44];&quot; &quot;;&quot;_&quot;))" office:value-type="string" office:string-value="PECK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45];&quot; &quot;;&quot;_&quot;))" office:value-type="string" office:string-value="PIN_MISSILE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its 2-5 times in one turn.</text:p>
          </table:table-cell>
          <table:table-cell table:number-columns-repeated="6"/>
        </table:table-row>
        <table:table-row table:style-name="ro1">
          <table:table-cell table:formula="of:=UPPER(SUBSTITUTE([.B46];&quot; &quot;;&quot;_&quot;))" office:value-type="string" office:string-value="POISON_ST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May poison the opponent.</text:p>
          </table:table-cell>
          <table:table-cell table:number-columns-repeated="6"/>
        </table:table-row>
        <table:table-row table:style-name="ro1">
          <table:table-cell table:formula="of:=UPPER(SUBSTITUTE([.B47];&quot; &quot;;&quot;_&quot;))" office:value-type="string" office:string-value="POUND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48];&quot; &quot;;&quot;_&quot;))" office:value-type="string" office:string-value="QUICK_ATTACK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User attacks first.</text:p>
          </table:table-cell>
          <table:table-cell table:number-columns-repeated="6"/>
        </table:table-row>
        <table:table-row table:style-name="ro1">
          <table:table-cell table:formula="of:=UPPER(SUBSTITUTE([.B49];&quot; &quot;;&quot;_&quot;))" office:value-type="string" office:string-value="RAGE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aises user's Attack when hit.</text:p>
          </table:table-cell>
          <table:table-cell table:number-columns-repeated="6"/>
        </table:table-row>
        <table:table-row table:style-name="ro1">
          <table:table-cell table:formula="of:=UPPER(SUBSTITUTE([.B50];&quot; &quot;;&quot;_&quot;))" office:value-type="string" office:string-value="RAZOR_LEAF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High critical hit ratio.</text:p>
          </table:table-cell>
          <table:table-cell table:number-columns-repeated="6"/>
        </table:table-row>
        <table:table-row table:style-name="ro1">
          <table:table-cell table:formula="of:=UPPER(SUBSTITUTE([.B51];&quot; &quot;;&quot;_&quot;))" office:value-type="string" office:string-value="ROCK_SLIDE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y cause flinching.</text:p>
          </table:table-cell>
          <table:table-cell table:number-columns-repeated="6"/>
        </table:table-row>
        <table:table-row table:style-name="ro1">
          <table:table-cell table:formula="of:=UPPER(SUBSTITUTE([.B52];&quot; &quot;;&quot;_&quot;))" office:value-type="string" office:string-value="ROCK_THROW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53];&quot; &quot;;&quot;_&quot;))" office:value-type="string" office:string-value="ROLLING_KICK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ay cause flinching.</text:p>
          </table:table-cell>
          <table:table-cell table:number-columns-repeated="6"/>
        </table:table-row>
        <table:table-row table:style-name="ro1">
          <table:table-cell table:formula="of:=UPPER(SUBSTITUTE([.B54];&quot; &quot;;&quot;_&quot;))" office:value-type="string" office:string-value="SCRATCH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55];&quot; &quot;;&quot;_&quot;))" office:value-type="string" office:string-value="SEISMIC_TOSS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flicts damage equal to user's level.</text:p>
          </table:table-cell>
          <table:table-cell table:number-columns-repeated="6"/>
        </table:table-row>
        <table:table-row table:style-name="ro1">
          <table:table-cell table:formula="of:=UPPER(SUBSTITUTE([.B56];&quot; &quot;;&quot;_&quot;))" office:value-type="string" office:string-value="SELF-DESTRUCT" calcext:value-type="string">
            <text:p>SELF-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User faints.</text:p>
          </table:table-cell>
          <table:table-cell table:number-columns-repeated="6"/>
        </table:table-row>
        <table:table-row table:style-name="ro1">
          <table:table-cell table:formula="of:=UPPER(SUBSTITUTE([.B57];&quot; &quot;;&quot;_&quot;))" office:value-type="string" office:string-value="SKULL_BASH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aises Defense on first turn, attacks on second.</text:p>
          </table:table-cell>
          <table:table-cell table:number-columns-repeated="6"/>
        </table:table-row>
        <table:table-row table:style-name="ro1">
          <table:table-cell table:formula="of:=UPPER(SUBSTITUTE([.B58];&quot; &quot;;&quot;_&quot;))" office:value-type="string" office:string-value="SKY_ATTACK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arges on first turn, attacks on second. May cause flinching.</text:p>
          </table:table-cell>
          <table:table-cell table:number-columns-repeated="6"/>
        </table:table-row>
        <table:table-row table:style-name="ro1">
          <table:table-cell table:formula="of:=UPPER(SUBSTITUTE([.B59];&quot; &quot;;&quot;_&quot;))" office:value-type="string" office:string-value="SLAM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60];&quot; &quot;;&quot;_&quot;))" office:value-type="string" office:string-value="SLASH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igh critical hit ratio.</text:p>
          </table:table-cell>
          <table:table-cell table:number-columns-repeated="6"/>
        </table:table-row>
        <table:table-row table:style-name="ro1">
          <table:table-cell table:formula="of:=UPPER(SUBSTITUTE([.B61];&quot; &quot;;&quot;_&quot;))" office:value-type="string" office:string-value="SPIKE_CANNON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its 2-5 times in one turn.</text:p>
          </table:table-cell>
          <table:table-cell table:number-columns-repeated="6"/>
        </table:table-row>
        <table:table-row table:style-name="ro1">
          <table:table-cell table:formula="of:=UPPER(SUBSTITUTE([.B62];&quot; &quot;;&quot;_&quot;))" office:value-type="string" office:string-value="STOMP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y cause flinching.</text:p>
          </table:table-cell>
          <table:table-cell table:number-columns-repeated="6"/>
        </table:table-row>
        <table:table-row table:style-name="ro1">
          <table:table-cell table:formula="of:=UPPER(SUBSTITUTE([.B63];&quot; &quot;;&quot;_&quot;))" office:value-type="string" office:string-value="STRENGTH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64];&quot; &quot;;&quot;_&quot;))" office:value-type="string" office:string-value="STRUGGLE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ly usable when all PP are gone. Hurts the user.</text:p>
          </table:table-cell>
          <table:table-cell table:number-columns-repeated="6"/>
        </table:table-row>
        <table:table-row table:style-name="ro1">
          <table:table-cell table:formula="of:=UPPER(SUBSTITUTE([.B65];&quot; &quot;;&quot;_&quot;))" office:value-type="string" office:string-value="SUBMISSION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number-columns-repeated="6"/>
        </table:table-row>
        <table:table-row table:style-name="ro1">
          <table:table-cell table:formula="of:=UPPER(SUBSTITUTE([.B66];&quot; &quot;;&quot;_&quot;))" office:value-type="string" office:string-value="SUPER_FA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lways takes off half of the opponent's HP.</text:p>
          </table:table-cell>
          <table:table-cell table:number-columns-repeated="6"/>
        </table:table-row>
        <table:table-row table:style-name="ro1">
          <table:table-cell table:formula="of:=UPPER(SUBSTITUTE([.B67];&quot; &quot;;&quot;_&quot;))" office:value-type="string" office:string-value="TACKLE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68];&quot; &quot;;&quot;_&quot;))" office:value-type="string" office:string-value="TAKE_DOWN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number-columns-repeated="6"/>
        </table:table-row>
        <table:table-row table:style-name="ro1">
          <table:table-cell table:formula="of:=UPPER(SUBSTITUTE([.B69];&quot; &quot;;&quot;_&quot;))" office:value-type="string" office:string-value="THRASH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attacks for 2-3 turns but then becomes confused.</text:p>
          </table:table-cell>
          <table:table-cell table:number-columns-repeated="6"/>
        </table:table-row>
        <table:table-row table:style-name="ro1">
          <table:table-cell table:formula="of:=UPPER(SUBSTITUTE([.B70];&quot; &quot;;&quot;_&quot;))" office:value-type="string" office:string-value="THUNDER_PUNCH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ay paralyze opponent.</text:p>
          </table:table-cell>
          <table:table-cell table:number-columns-repeated="6"/>
        </table:table-row>
        <table:table-row table:style-name="ro1">
          <table:table-cell table:formula="of:=UPPER(SUBSTITUTE([.B71];&quot; &quot;;&quot;_&quot;))" office:value-type="string" office:string-value="TWINEEDLE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its twice in one turn. May poison opponent.</text:p>
          </table:table-cell>
          <table:table-cell table:number-columns-repeated="6"/>
        </table:table-row>
        <table:table-row table:style-name="ro1">
          <table:table-cell table:formula="of:=UPPER(SUBSTITUTE([.B72];&quot; &quot;;&quot;_&quot;))" office:value-type="string" office:string-value="VICE_GRIP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73];&quot; &quot;;&quot;_&quot;))" office:value-type="string" office:string-value="VINE_WHIP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74];&quot; &quot;;&quot;_&quot;))" office:value-type="string" office:string-value="WATERFALL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ay cause flinching.</text:p>
          </table:table-cell>
          <table:table-cell table:number-columns-repeated="6"/>
        </table:table-row>
        <table:table-row table:style-name="ro1">
          <table:table-cell table:formula="of:=UPPER(SUBSTITUTE([.B75];&quot; &quot;;&quot;_&quot;))" office:value-type="string" office:string-value="WING_ATTACK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76];&quot; &quot;;&quot;_&quot;))" office:value-type="string" office:string-value="WRAP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ps opponent, damaging them for 4-5 turns.</text:p>
          </table:table-cell>
          <table:table-cell table:number-columns-repeated="6"/>
        </table:table-row>
        <table:table-row table:style-name="ro1">
          <table:table-cell table:formula="of:=UPPER(SUBSTITUTE([.B77];&quot; &quot;;&quot;_&quot;))" office:value-type="string" office:string-value="ABSORB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User recovers half the HP inflicted on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H77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G77]&lt;&gt;&quot;&quot;;CONCATENATE(&quot;, damagetype: '&quot;;[.G77];&quot;'&quot;);&quot;&quot;)" office:value-type="string" office:string-value=", damagetype: 'SPEC'" calcext:value-type="string">
            <text:p>, damagetype: 'SPEC'</text:p>
          </table:table-cell>
          <table:table-cell table:style-name="ce1" table:formula="of:=IF([.I77]&lt;&gt;&quot;&quot;;CONCATENATE(&quot;, range: &quot;;[.I77];&quot;&quot;);&quot;&quot;)">
            <text:p/>
          </table:table-cell>
          <table:table-cell table:style-name="ce1" table:formula="of:=IF([.J77]&lt;&gt;&quot;&quot;;CONCATENATE(&quot;, stat: Stats.&quot;;[.J77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77:.P77])" office:value-type="string" office:string-value="ABSORB: {name: 'Absorb', type: Types.GRASS, power: 20, accuracy: 100, effect: Effects.DAMAGE, pp: 25, damagetype: 'SPEC'}," calcext:value-type="string">
            <text:p>ABSORB: {name: 'Absorb', type: Types.GRASS, power: 20, accuracy: 100, effect: Effects.DAMAGE, pp: 25, damagetype: 'SPEC'},</text:p>
          </table:table-cell>
        </table:table-row>
        <table:table-row table:style-name="ro1">
          <table:table-cell table:formula="of:=UPPER(SUBSTITUTE([.B78];&quot; &quot;;&quot;_&quot;))" office:value-type="string" office:string-value="ACID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ay lower opponent's Special Defense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H78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G78]&lt;&gt;&quot;&quot;;CONCATENATE(&quot;, damagetype: '&quot;;[.G78];&quot;'&quot;);&quot;&quot;)" office:value-type="string" office:string-value=", damagetype: 'SPEC'" calcext:value-type="string">
            <text:p>, damagetype: 'SPEC'</text:p>
          </table:table-cell>
          <table:table-cell table:style-name="ce1" table:formula="of:=IF([.I78]&lt;&gt;&quot;&quot;;CONCATENATE(&quot;, range: &quot;;[.I78];&quot;&quot;);&quot;&quot;)">
            <text:p/>
          </table:table-cell>
          <table:table-cell table:style-name="ce1" table:formula="of:=IF([.J78]&lt;&gt;&quot;&quot;;CONCATENATE(&quot;, stat: Stats.&quot;;[.J78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78:.P78])" office:value-type="string" office:string-value="ACID: {name: 'Acid', type: Types.POISON, power: 40, accuracy: 100, effect: Effects.DAMAGE, pp: 30, damagetype: 'SPEC'}," calcext:value-type="string">
            <text:p>ACID: {name: 'Acid', type: Types.POISON, power: 40, accuracy: 100, effect: Effects.DAMAGE, pp: 30, damagetype: 'SPEC'},</text:p>
          </table:table-cell>
        </table:table-row>
        <table:table-row table:style-name="ro1">
          <table:table-cell table:formula="of:=UPPER(SUBSTITUTE([.B79];&quot; &quot;;&quot;_&quot;))" office:value-type="string" office:string-value="AURORA_BEAM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y lower opponent's Attack.</text:p>
          </table:table-cell>
          <table:table-cell table:number-columns-repeated="6"/>
        </table:table-row>
        <table:table-row table:style-name="ro1">
          <table:table-cell table:formula="of:=UPPER(SUBSTITUTE([.B80];&quot; &quot;;&quot;_&quot;))" office:value-type="string" office:string-value="BLIZZARD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ay freeze opponent.</text:p>
          </table:table-cell>
          <table:table-cell table:number-columns-repeated="6"/>
        </table:table-row>
        <table:table-row table:style-name="ro1">
          <table:table-cell table:formula="of:=UPPER(SUBSTITUTE([.B81];&quot; &quot;;&quot;_&quot;))" office:value-type="string" office:string-value="BUBBLE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ay lower opponent's Speed.</text:p>
          </table:table-cell>
          <table:table-cell table:number-columns-repeated="6"/>
        </table:table-row>
        <table:table-row table:style-name="ro1">
          <table:table-cell table:formula="of:=UPPER(SUBSTITUTE([.B82];&quot; &quot;;&quot;_&quot;))" office:value-type="string" office:string-value="BUBBLE_BEAM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y lower opponent's Speed.</text:p>
          </table:table-cell>
          <table:table-cell table:number-columns-repeated="6"/>
        </table:table-row>
        <table:table-row table:style-name="ro1">
          <table:table-cell table:formula="of:=UPPER(SUBSTITUTE([.B83];&quot; &quot;;&quot;_&quot;))" office:value-type="string" office:string-value="CONFUSION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y confuse opponent.</text:p>
          </table:table-cell>
          <table:table-cell table:number-columns-repeated="6"/>
        </table:table-row>
        <table:table-row table:style-name="ro1">
          <table:table-cell table:formula="of:=UPPER(SUBSTITUTE([.B84];&quot; &quot;;&quot;_&quot;))" office:value-type="string" office:string-value="DOUBLE_TEAM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aises user's Evasiveness.</text:p>
          </table:table-cell>
          <table:table-cell table:number-columns-repeated="6"/>
        </table:table-row>
        <table:table-row table:style-name="ro1">
          <table:table-cell table:formula="of:=UPPER(SUBSTITUTE([.B85];&quot; &quot;;&quot;_&quot;))" office:value-type="string" office:string-value="DRAGON_RAGE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lways inflicts 40 HP.</text:p>
          </table:table-cell>
          <table:table-cell table:number-columns-repeated="6"/>
        </table:table-row>
        <table:table-row table:style-name="ro1">
          <table:table-cell table:formula="of:=UPPER(SUBSTITUTE([.B86];&quot; &quot;;&quot;_&quot;))" office:value-type="string" office:string-value="DREAM_EATER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User recovers half the HP inflicted on a sleeping opponent.</text:p>
          </table:table-cell>
          <table:table-cell table:number-columns-repeated="6"/>
        </table:table-row>
        <table:table-row table:style-name="ro1">
          <table:table-cell table:formula="of:=UPPER(SUBSTITUTE([.B87];&quot; &quot;;&quot;_&quot;))" office:value-type="string" office:string-value="EMBER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y burn opponent.</text:p>
          </table:table-cell>
          <table:table-cell table:number-columns-repeated="6"/>
        </table:table-row>
        <table:table-row table:style-name="ro1">
          <table:table-cell table:formula="of:=UPPER(SUBSTITUTE([.B88];&quot; &quot;;&quot;_&quot;))" office:value-type="string" office:string-value="FIRE_BLAST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ay burn opponent.</text:p>
          </table:table-cell>
          <table:table-cell table:number-columns-repeated="6"/>
        </table:table-row>
        <table:table-row table:style-name="ro1">
          <table:table-cell table:formula="of:=UPPER(SUBSTITUTE([.B89];&quot; &quot;;&quot;_&quot;))" office:value-type="string" office:string-value="FIRE_SPIN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aps opponent, damaging them for 4-5 turns.</text:p>
          </table:table-cell>
          <table:table-cell table:number-columns-repeated="6"/>
        </table:table-row>
        <table:table-row table:style-name="ro1">
          <table:table-cell table:formula="of:=UPPER(SUBSTITUTE([.B90];&quot; &quot;;&quot;_&quot;))" office:value-type="string" office:string-value="FLAMETHROWER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ay burn opponent.</text:p>
          </table:table-cell>
          <table:table-cell table:number-columns-repeated="6"/>
        </table:table-row>
        <table:table-row table:style-name="ro1">
          <table:table-cell table:formula="of:=UPPER(SUBSTITUTE([.B91];&quot; &quot;;&quot;_&quot;))" office:value-type="string" office:string-value="GUST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Hits Pokémon using Fly/Bounce with double power.</text:p>
          </table:table-cell>
          <table:table-cell table:number-columns-repeated="6"/>
        </table:table-row>
        <table:table-row table:style-name="ro1">
          <table:table-cell table:formula="of:=UPPER(SUBSTITUTE([.B92];&quot; &quot;;&quot;_&quot;))" office:value-type="string" office:string-value="HYDRO_PUMP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93];&quot; &quot;;&quot;_&quot;))" office:value-type="string" office:string-value="HYPER_BEAM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User must recharge next turn.</text:p>
          </table:table-cell>
          <table:table-cell table:number-columns-repeated="6"/>
        </table:table-row>
        <table:table-row table:style-name="ro1">
          <table:table-cell table:formula="of:=UPPER(SUBSTITUTE([.B94];&quot; &quot;;&quot;_&quot;))" office:value-type="string" office:string-value="ICE_BEAM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y freeze opponent.</text:p>
          </table:table-cell>
          <table:table-cell table:number-columns-repeated="6"/>
        </table:table-row>
        <table:table-row table:style-name="ro1">
          <table:table-cell table:formula="of:=UPPER(SUBSTITUTE([.B95];&quot; &quot;;&quot;_&quot;))" office:value-type="string" office:string-value="MEGA_DRAIN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User recovers half the HP inflicted on opponent.</text:p>
          </table:table-cell>
          <table:table-cell table:number-columns-repeated="6"/>
        </table:table-row>
        <table:table-row table:style-name="ro1">
          <table:table-cell table:formula="of:=UPPER(SUBSTITUTE([.B96];&quot; &quot;;&quot;_&quot;))" office:value-type="string" office:string-value="NIGHT_SHADE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flicts damage equal to user's level.</text:p>
          </table:table-cell>
          <table:table-cell table:number-columns-repeated="6"/>
        </table:table-row>
        <table:table-row table:style-name="ro1">
          <table:table-cell table:formula="of:=UPPER(SUBSTITUTE([.B97];&quot; &quot;;&quot;_&quot;))" office:value-type="string" office:string-value="PETAL_DANCE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attacks for 2-3 turns but then becomes confused.</text:p>
          </table:table-cell>
          <table:table-cell table:number-columns-repeated="6"/>
        </table:table-row>
        <table:table-row table:style-name="ro1">
          <table:table-cell table:formula="of:=UPPER(SUBSTITUTE([.B98];&quot; &quot;;&quot;_&quot;))" office:value-type="string" office:string-value="PSYBEAM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y confuse opponent.</text:p>
          </table:table-cell>
          <table:table-cell table:number-columns-repeated="6"/>
        </table:table-row>
        <table:table-row table:style-name="ro1">
          <table:table-cell table:formula="of:=UPPER(SUBSTITUTE([.B99];&quot; &quot;;&quot;_&quot;))" office:value-type="string" office:string-value="PSYCHIC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y lower opponent's Special Defense.</text:p>
          </table:table-cell>
          <table:table-cell table:number-columns-repeated="6"/>
        </table:table-row>
        <table:table-row table:style-name="ro1">
          <table:table-cell table:formula="of:=UPPER(SUBSTITUTE([.B100];&quot; &quot;;&quot;_&quot;))" office:value-type="string" office:string-value="PSYWAVE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flicts damage 50-150% of user's level.</text:p>
          </table:table-cell>
          <table:table-cell table:number-columns-repeated="6"/>
        </table:table-row>
        <table:table-row table:style-name="ro1">
          <table:table-cell table:formula="of:=UPPER(SUBSTITUTE([.B101];&quot; &quot;;&quot;_&quot;))" office:value-type="string" office:string-value="RAZOR_WIND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harges on first turn, attacks on second. High critical hit ratio.</text:p>
          </table:table-cell>
          <table:table-cell table:number-columns-repeated="6"/>
        </table:table-row>
        <table:table-row table:style-name="ro1">
          <table:table-cell table:formula="of:=UPPER(SUBSTITUTE([.B102];&quot; &quot;;&quot;_&quot;))" office:value-type="string" office:string-value="SLUDGE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y poison opponent.</text:p>
          </table:table-cell>
          <table:table-cell table:number-columns-repeated="6"/>
        </table:table-row>
        <table:table-row table:style-name="ro1">
          <table:table-cell table:formula="of:=UPPER(SUBSTITUTE([.B103];&quot; &quot;;&quot;_&quot;))" office:value-type="string" office:string-value="SMO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y poison opponent.</text:p>
          </table:table-cell>
          <table:table-cell table:number-columns-repeated="6"/>
        </table:table-row>
        <table:table-row table:style-name="ro1">
          <table:table-cell table:formula="of:=UPPER(SUBSTITUTE([.B104];&quot; &quot;;&quot;_&quot;))" office:value-type="string" office:string-value="SOLAR_BEAM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harges on first turn, attacks on second.</text:p>
          </table:table-cell>
          <table:table-cell table:number-columns-repeated="6"/>
        </table:table-row>
        <table:table-row table:style-name="ro1">
          <table:table-cell table:formula="of:=UPPER(SUBSTITUTE([.B105];&quot; &quot;;&quot;_&quot;))" office:value-type="string" office:string-value="SONIC_BOOM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ways inflicts 20 HP.</text:p>
          </table:table-cell>
          <table:table-cell table:number-columns-repeated="6"/>
        </table:table-row>
        <table:table-row table:style-name="ro1">
          <table:table-cell table:formula="of:=UPPER(SUBSTITUTE([.B106];&quot; &quot;;&quot;_&quot;))" office:value-type="string" office:string-value="SURF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its all adjacent Pokémon.</text:p>
          </table:table-cell>
          <table:table-cell table:number-columns-repeated="6"/>
        </table:table-row>
        <table:table-row table:style-name="ro1">
          <table:table-cell table:formula="of:=UPPER(SUBSTITUTE([.B107];&quot; &quot;;&quot;_&quot;))" office:value-type="string" office:string-value="SWIFT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gnores Accuracy and Evasiveness.</text:p>
          </table:table-cell>
          <table:table-cell table:number-columns-repeated="6"/>
        </table:table-row>
        <table:table-row table:style-name="ro1">
          <table:table-cell table:formula="of:=UPPER(SUBSTITUTE([.B108];&quot; &quot;;&quot;_&quot;))" office:value-type="string" office:string-value="THUNDER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y paralyze opponent.</text:p>
          </table:table-cell>
          <table:table-cell table:number-columns-repeated="6"/>
        </table:table-row>
        <table:table-row table:style-name="ro1">
          <table:table-cell table:formula="of:=UPPER(SUBSTITUTE([.B109];&quot; &quot;;&quot;_&quot;))" office:value-type="string" office:string-value="THUNDER_SHOCK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ay paralyze opponent.</text:p>
          </table:table-cell>
          <table:table-cell table:number-columns-repeated="6"/>
        </table:table-row>
        <table:table-row table:style-name="ro1">
          <table:table-cell table:formula="of:=UPPER(SUBSTITUTE([.B110];&quot; &quot;;&quot;_&quot;))" office:value-type="string" office:string-value="THUNDERBOLT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ay paralyze opponent.</text:p>
          </table:table-cell>
          <table:table-cell table:number-columns-repeated="6"/>
        </table:table-row>
        <table:table-row table:style-name="ro1">
          <table:table-cell table:formula="of:=UPPER(SUBSTITUTE([.B111];&quot; &quot;;&quot;_&quot;))" office:value-type="string" office:string-value="TRI_ATTACK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y paralyze, burn or freeze opponent.</text:p>
          </table:table-cell>
          <table:table-cell table:number-columns-repeated="6"/>
        </table:table-row>
        <table:table-row table:style-name="ro1">
          <table:table-cell table:formula="of:=UPPER(SUBSTITUTE([.B112];&quot; &quot;;&quot;_&quot;))" office:value-type="string" office:string-value="WATER_GUN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formula="of:=UPPER(SUBSTITUTE([.B113];&quot; &quot;;&quot;_&quot;))" office:value-type="string" office:string-value="CONFUSE_RAY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nfuses opponent.</text:p>
          </table:table-cell>
          <table:table-cell table:number-columns-repeated="6"/>
        </table:table-row>
        <table:table-row table:style-name="ro1">
          <table:table-cell table:formula="of:=UPPER(SUBSTITUTE([.B114];&quot; &quot;;&quot;_&quot;))" office:value-type="string" office:string-value="GLARE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Paralyzes opponent.</text:p>
          </table:table-cell>
          <table:table-cell table:number-columns-repeated="6"/>
        </table:table-row>
        <table:table-row table:style-name="ro1">
          <table:table-cell table:formula="of:=UPPER(SUBSTITUTE([.B115];&quot; &quot;;&quot;_&quot;))" office:value-type="string" office:string-value="HYPNOSIS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uts opponent to sleep.</text:p>
          </table:table-cell>
          <table:table-cell table:number-columns-repeated="6"/>
        </table:table-row>
        <table:table-row table:style-name="ro1">
          <table:table-cell table:formula="of:=UPPER(SUBSTITUTE([.B116];&quot; &quot;;&quot;_&quot;))" office:value-type="string" office:string-value="LOVELY_KISS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uts opponent to sleep.</text:p>
          </table:table-cell>
          <table:table-cell table:number-columns-repeated="6"/>
        </table:table-row>
        <table:table-row table:style-name="ro1">
          <table:table-cell table:formula="of:=UPPER(SUBSTITUTE([.B117];&quot; &quot;;&quot;_&quot;))" office:value-type="string" office:string-value="POISON_GAS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oisons opponent.</text:p>
          </table:table-cell>
          <table:table-cell table:number-columns-repeated="6"/>
        </table:table-row>
        <table:table-row table:style-name="ro1">
          <table:table-cell table:formula="of:=UPPER(SUBSTITUTE([.B118];&quot; &quot;;&quot;_&quot;))" office:value-type="string" office:string-value="POISON_POWDER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oisons opponent.</text:p>
          </table:table-cell>
          <table:table-cell table:number-columns-repeated="6"/>
        </table:table-row>
        <table:table-row table:style-name="ro1">
          <table:table-cell table:formula="of:=UPPER(SUBSTITUTE([.B119];&quot; &quot;;&quot;_&quot;))" office:value-type="string" office:string-value="S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uts opponent to sleep.</text:p>
          </table:table-cell>
          <table:table-cell table:number-columns-repeated="6"/>
        </table:table-row>
        <table:table-row table:style-name="ro1">
          <table:table-cell table:formula="of:=UPPER(SUBSTITUTE([.B120];&quot; &quot;;&quot;_&quot;))" office:value-type="string" office:string-value="SLEEP_POWDER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uts opponent to sleep.</text:p>
          </table:table-cell>
          <table:table-cell table:number-columns-repeated="6"/>
        </table:table-row>
        <table:table-row table:style-name="ro1">
          <table:table-cell table:formula="of:=UPPER(SUBSTITUTE([.B121];&quot; &quot;;&quot;_&quot;))" office:value-type="string" office:string-value="SPORE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uts opponent to sleep.</text:p>
          </table:table-cell>
          <table:table-cell table:number-columns-repeated="6"/>
        </table:table-row>
        <table:table-row table:style-name="ro1">
          <table:table-cell table:formula="of:=UPPER(SUBSTITUTE([.B122];&quot; &quot;;&quot;_&quot;))" office:value-type="string" office:string-value="STUN_SPORE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Paralyzes opponent.</text:p>
          </table:table-cell>
          <table:table-cell table:number-columns-repeated="6"/>
        </table:table-row>
        <table:table-row table:style-name="ro1">
          <table:table-cell table:formula="of:=UPPER(SUBSTITUTE([.B123];&quot; &quot;;&quot;_&quot;))" office:value-type="string" office:string-value="SUPERSONIC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nfuses opponent.</text:p>
          </table:table-cell>
          <table:table-cell table:number-columns-repeated="6"/>
        </table:table-row>
        <table:table-row table:style-name="ro1">
          <table:table-cell table:formula="of:=UPPER(SUBSTITUTE([.B124];&quot; &quot;;&quot;_&quot;))" office:value-type="string" office:string-value="THUNDER_WAVE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aralyzes opponent.</text:p>
          </table:table-cell>
          <table:table-cell table:number-columns-repeated="6"/>
        </table:table-row>
        <table:table-row table:style-name="ro1">
          <table:table-cell table:formula="of:=UPPER(SUBSTITUTE([.B125];&quot; &quot;;&quot;_&quot;))" office:value-type="string" office:string-value="TOXIC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adly poisons opponent.</text:p>
          </table:table-cell>
          <table:table-cell table:number-columns-repeated="6"/>
        </table:table-row>
        <table:table-row table:style-name="ro1">
          <table:table-cell table:formula="of:=UPPER(SUBSTITUTE([.B126];&quot; &quot;;&quot;_&quot;))" office:value-type="string" office:string-value="FLASH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owers opponent's Accuracy.</text:p>
          </table:table-cell>
          <table:table-cell table:number-columns-repeated="6"/>
        </table:table-row>
        <table:table-row table:style-name="ro1">
          <table:table-cell table:formula="of:=UPPER(SUBSTITUTE([.B127];&quot; &quot;;&quot;_&quot;))" office:value-type="string" office:string-value="GROWL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Lowers opponent's Attack.</text:p>
          </table:table-cell>
          <table:table-cell table:number-columns-repeated="6"/>
        </table:table-row>
        <table:table-row table:style-name="ro1">
          <table:table-cell table:formula="of:=UPPER(SUBSTITUTE([.B128];&quot; &quot;;&quot;_&quot;))" office:value-type="string" office:string-value="KINESIS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owers opponent's Accuracy.</text:p>
          </table:table-cell>
          <table:table-cell table:number-columns-repeated="6"/>
        </table:table-row>
        <table:table-row table:style-name="ro1">
          <table:table-cell table:formula="of:=UPPER(SUBSTITUTE([.B129];&quot; &quot;;&quot;_&quot;))" office:value-type="string" office:string-value="LEER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Lowers opponent's Defense.</text:p>
          </table:table-cell>
          <table:table-cell table:number-columns-repeated="6"/>
        </table:table-row>
        <table:table-row table:style-name="ro1">
          <table:table-cell table:formula="of:=UPPER(SUBSTITUTE([.B130];&quot; &quot;;&quot;_&quot;))" office:value-type="string" office:string-value="SAND_ATTACK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owers opponent's Accuracy.</text:p>
          </table:table-cell>
          <table:table-cell table:number-columns-repeated="6"/>
        </table:table-row>
        <table:table-row table:style-name="ro1">
          <table:table-cell table:formula="of:=UPPER(SUBSTITUTE([.B131];&quot; &quot;;&quot;_&quot;))" office:value-type="string" office:string-value="SCREECH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harply lowers opponent's Defense.</text:p>
          </table:table-cell>
          <table:table-cell table:number-columns-repeated="6"/>
        </table:table-row>
        <table:table-row table:style-name="ro1">
          <table:table-cell table:formula="of:=UPPER(SUBSTITUTE([.B132];&quot; &quot;;&quot;_&quot;))" office:value-type="string" office:string-value="SMOKESCREEN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owers opponent's Accuracy.</text:p>
          </table:table-cell>
          <table:table-cell table:number-columns-repeated="6"/>
        </table:table-row>
        <table:table-row table:style-name="ro1">
          <table:table-cell table:formula="of:=UPPER(SUBSTITUTE([.B133];&quot; &quot;;&quot;_&quot;))" office:value-type="string" office:string-value="STRING_SHOT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harply lowers opponent's Speed.</text:p>
          </table:table-cell>
          <table:table-cell table:number-columns-repeated="6"/>
        </table:table-row>
        <table:table-row table:style-name="ro1">
          <table:table-cell table:formula="of:=UPPER(SUBSTITUTE([.B134];&quot; &quot;;&quot;_&quot;))" office:value-type="string" office:string-value="TAIL_WHIP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Lowers opponent's Defense.</text:p>
          </table:table-cell>
          <table:table-cell table:number-columns-repeated="6"/>
        </table:table-row>
        <table:table-row table:style-name="ro1">
          <table:table-cell table:formula="of:=UPPER(SUBSTITUTE([.B135];&quot; &quot;;&quot;_&quot;))" office:value-type="string" office:string-value="ACID_ARMOR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harply raises user's Defense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H135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G135]&lt;&gt;&quot;&quot;;CONCATENATE(&quot;, damagetype: '&quot;;[.G135];&quot;'&quot;);&quot;&quot;)" office:value-type="string" office:string-value=", damagetype: 'STAT'" calcext:value-type="string">
            <text:p>, damagetype: 'STAT'</text:p>
          </table:table-cell>
          <table:table-cell table:style-name="ce1" table:formula="of:=IF([.I135]&lt;&gt;&quot;&quot;;CONCATENATE(&quot;, range: &quot;;[.I135];&quot;&quot;);&quot;&quot;)">
            <text:p/>
          </table:table-cell>
          <table:table-cell table:style-name="ce1" table:formula="of:=IF([.J135]&lt;&gt;&quot;&quot;;CONCATENATE(&quot;, stat: Stats.&quot;;[.J135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35:.P135])" office:value-type="string" office:string-value="ACID_ARMOR: {name: 'Acid Armor', type: Types.POISON, power: 0, accuracy: 0, effect: Effects.RAISE_STAT, pp: 20, damagetype: 'STAT'}," calcext:value-type="string">
            <text:p>ACID_ARMOR: {name: 'Acid Armor', type: Types.POISON, power: 0, accuracy: 0, effect: Effects.RAISE_STAT, pp: 20, damagetype: 'STAT'},</text:p>
          </table:table-cell>
        </table:table-row>
        <table:table-row table:style-name="ro1">
          <table:table-cell table:formula="of:=UPPER(SUBSTITUTE([.B136];&quot; &quot;;&quot;_&quot;))" office:value-type="string" office:string-value="AGILITY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harply raises user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H136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G136]&lt;&gt;&quot;&quot;;CONCATENATE(&quot;, damagetype: '&quot;;[.G136];&quot;'&quot;);&quot;&quot;)" office:value-type="string" office:string-value=", damagetype: 'STAT'" calcext:value-type="string">
            <text:p>, damagetype: 'STAT'</text:p>
          </table:table-cell>
          <table:table-cell table:style-name="ce1" table:formula="of:=IF([.I136]&lt;&gt;&quot;&quot;;CONCATENATE(&quot;, range: &quot;;[.I136];&quot;&quot;);&quot;&quot;)">
            <text:p/>
          </table:table-cell>
          <table:table-cell table:style-name="ce1" table:formula="of:=IF([.J136]&lt;&gt;&quot;&quot;;CONCATENATE(&quot;, stat: Stats.&quot;;[.J136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36:.P136])" office:value-type="string" office:string-value="AGILITY: {name: 'Agility', type: Types.PSYCHIC, power: 0, accuracy: 0, effect: Effects.RAISE_STAT, pp: 30, damagetype: 'STAT'}," calcext:value-type="string">
            <text:p>AGILITY: {name: 'Agility', type: Types.PSYCHIC, power: 0, accuracy: 0, effect: Effects.RAISE_STAT, pp: 30, damagetype: 'STAT'},</text:p>
          </table:table-cell>
        </table:table-row>
        <table:table-row table:style-name="ro1">
          <table:table-cell table:formula="of:=UPPER(SUBSTITUTE([.B137];&quot; &quot;;&quot;_&quot;))" office:value-type="string" office:string-value="AMNESIA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harply raises user's Special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H137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G137]&lt;&gt;&quot;&quot;;CONCATENATE(&quot;, damagetype: '&quot;;[.G137];&quot;'&quot;);&quot;&quot;)" office:value-type="string" office:string-value=", damagetype: 'STAT'" calcext:value-type="string">
            <text:p>, damagetype: 'STAT'</text:p>
          </table:table-cell>
          <table:table-cell table:style-name="ce1" table:formula="of:=IF([.I137]&lt;&gt;&quot;&quot;;CONCATENATE(&quot;, range: &quot;;[.I137];&quot;&quot;);&quot;&quot;)">
            <text:p/>
          </table:table-cell>
          <table:table-cell table:style-name="ce1" table:formula="of:=IF([.J137]&lt;&gt;&quot;&quot;;CONCATENATE(&quot;, stat: Stats.&quot;;[.J137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37:.P137])" office:value-type="string" office:string-value="AMNESIA: {name: 'Amnesia', type: Types.PSYCHIC, power: 0, accuracy: 0, effect: Effects.RAISE_STAT, pp: 20, damagetype: 'STAT'}," calcext:value-type="string">
            <text:p>AMNESIA: {name: 'Amnesia', type: Types.PSYCHIC, power: 0, accuracy: 0, effect: Effects.RAISE_STAT, pp: 20, damagetype: 'STAT'},</text:p>
          </table:table-cell>
        </table:table-row>
        <table:table-row table:style-name="ro1">
          <table:table-cell table:formula="of:=UPPER(SUBSTITUTE([.B138];&quot; &quot;;&quot;_&quot;))" office:value-type="string" office:string-value="BARRIER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harply raises user's Defense.</text:p>
          </table:table-cell>
          <table:table-cell table:number-columns-repeated="6"/>
        </table:table-row>
        <table:table-row table:style-name="ro1">
          <table:table-cell table:formula="of:=UPPER(SUBSTITUTE([.B139];&quot; &quot;;&quot;_&quot;))" office:value-type="string" office:string-value="DEFENSE_CURL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Raises user's Defense.</text:p>
          </table:table-cell>
          <table:table-cell table:number-columns-repeated="6"/>
        </table:table-row>
        <table:table-row table:style-name="ro1">
          <table:table-cell table:formula="of:=UPPER(SUBSTITUTE([.B140];&quot; &quot;;&quot;_&quot;))" office:value-type="string" office:string-value="FOCUS_ENERGY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Increases critical hit ratio.</text:p>
          </table:table-cell>
          <table:table-cell table:number-columns-repeated="6"/>
        </table:table-row>
        <table:table-row table:style-name="ro1">
          <table:table-cell table:formula="of:=UPPER(SUBSTITUTE([.B141];&quot; &quot;;&quot;_&quot;))" office:value-type="string" office:string-value="GROWTH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Raises user's Attack and Special Attack.</text:p>
          </table:table-cell>
          <table:table-cell table:number-columns-repeated="6"/>
        </table:table-row>
        <table:table-row table:style-name="ro1">
          <table:table-cell table:formula="of:=UPPER(SUBSTITUTE([.B142];&quot; &quot;;&quot;_&quot;))" office:value-type="string" office:string-value="HARDEN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aises user's Defense.</text:p>
          </table:table-cell>
          <table:table-cell table:number-columns-repeated="6"/>
        </table:table-row>
        <table:table-row table:style-name="ro1">
          <table:table-cell table:formula="of:=UPPER(SUBSTITUTE([.B143];&quot; &quot;;&quot;_&quot;))" office:value-type="string" office:string-value="MEDITATE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Raises user's Attack.</text:p>
          </table:table-cell>
          <table:table-cell table:number-columns-repeated="6"/>
        </table:table-row>
        <table:table-row table:style-name="ro1">
          <table:table-cell table:formula="of:=UPPER(SUBSTITUTE([.B144];&quot; &quot;;&quot;_&quot;))" office:value-type="string" office:string-value="MINIMIZE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harply raises user's Evasiveness.</text:p>
          </table:table-cell>
          <table:table-cell table:number-columns-repeated="6"/>
        </table:table-row>
        <table:table-row table:style-name="ro1">
          <table:table-cell table:formula="of:=UPPER(SUBSTITUTE([.B145];&quot; &quot;;&quot;_&quot;))" office:value-type="string" office:string-value="SHARPEN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aises user's Attack.</text:p>
          </table:table-cell>
          <table:table-cell table:number-columns-repeated="6"/>
        </table:table-row>
        <table:table-row table:style-name="ro1">
          <table:table-cell table:formula="of:=UPPER(SUBSTITUTE([.B146];&quot; &quot;;&quot;_&quot;))" office:value-type="string" office:string-value="SWORDS_DANCE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harply raises user's Attack.</text:p>
          </table:table-cell>
          <table:table-cell table:number-columns-repeated="6"/>
        </table:table-row>
        <table:table-row table:style-name="ro1">
          <table:table-cell table:formula="of:=UPPER(SUBSTITUTE([.B147];&quot; &quot;;&quot;_&quot;))" office:value-type="string" office:string-value="WITHDRAW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Raises user's Defense.</text:p>
          </table:table-cell>
          <table:table-cell table:number-columns-repeated="6"/>
        </table:table-row>
        <table:table-row table:style-name="ro1">
          <table:table-cell table:formula="of:=UPPER(SUBSTITUTE([.B148];&quot; &quot;;&quot;_&quot;))" office:value-type="string" office:string-value="CONVERSION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hanges user's type to that of its first move.</text:p>
          </table:table-cell>
          <table:table-cell table:number-columns-repeated="6"/>
        </table:table-row>
        <table:table-row table:style-name="ro1">
          <table:table-cell table:formula="of:=UPPER(SUBSTITUTE([.B149];&quot; &quot;;&quot;_&quot;))" office:value-type="string" office:string-value="DISABLE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number-columns-repeated="6"/>
        </table:table-row>
        <table:table-row table:style-name="ro1">
          <table:table-cell table:formula="of:=UPPER(SUBSTITUTE([.B150];&quot; &quot;;&quot;_&quot;))" office:value-type="string" office:string-value="HAZE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number-columns-repeated="6"/>
        </table:table-row>
        <table:table-row table:style-name="ro1">
          <table:table-cell table:formula="of:=UPPER(SUBSTITUTE([.B151];&quot; &quot;;&quot;_&quot;))" office:value-type="string" office:string-value="LEECH_SEED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steals HP from opponent each turn.</text:p>
          </table:table-cell>
          <table:table-cell table:number-columns-repeated="6"/>
        </table:table-row>
        <table:table-row table:style-name="ro1">
          <table:table-cell table:formula="of:=UPPER(SUBSTITUTE([.B152];&quot; &quot;;&quot;_&quot;))" office:value-type="string" office:string-value="LIGHT_SCREEN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Halves damage from Special attacks for 5 turns.</text:p>
          </table:table-cell>
          <table:table-cell table:number-columns-repeated="6"/>
        </table:table-row>
        <table:table-row table:style-name="ro1">
          <table:table-cell table:formula="of:=UPPER(SUBSTITUTE([.B153];&quot; &quot;;&quot;_&quot;))" office:value-type="string" office:string-value="METRONOME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number-columns-repeated="6"/>
        </table:table-row>
        <table:table-row table:style-name="ro1">
          <table:table-cell table:formula="of:=UPPER(SUBSTITUTE([.B154];&quot; &quot;;&quot;_&quot;))" office:value-type="string" office:string-value="MIMIC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number-columns-repeated="6"/>
        </table:table-row>
        <table:table-row table:style-name="ro1">
          <table:table-cell table:formula="of:=UPPER(SUBSTITUTE([.B155];&quot; &quot;;&quot;_&quot;))" office:value-type="string" office:string-value="MIRROR_MOVE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number-columns-repeated="6"/>
        </table:table-row>
        <table:table-row table:style-name="ro1">
          <table:table-cell table:formula="of:=UPPER(SUBSTITUTE([.B156];&quot; &quot;;&quot;_&quot;))" office:value-type="string" office:string-value="MIST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User's stats cannot be changed for a period of time.</text:p>
          </table:table-cell>
          <table:table-cell table:number-columns-repeated="6"/>
        </table:table-row>
        <table:table-row table:style-name="ro1">
          <table:table-cell table:formula="of:=UPPER(SUBSTITUTE([.B157];&quot; &quot;;&quot;_&quot;))" office:value-type="string" office:string-value="RECOVER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recovers half its max HP.</text:p>
          </table:table-cell>
          <table:table-cell table:number-columns-repeated="6"/>
        </table:table-row>
        <table:table-row table:style-name="ro1">
          <table:table-cell table:formula="of:=UPPER(SUBSTITUTE([.B158];&quot; &quot;;&quot;_&quot;))" office:value-type="string" office:string-value="REFLECT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alves damage from Physical attacks for 5 turns.</text:p>
          </table:table-cell>
          <table:table-cell table:number-columns-repeated="6"/>
        </table:table-row>
        <table:table-row table:style-name="ro1">
          <table:table-cell table:formula="of:=UPPER(SUBSTITUTE([.B159];&quot; &quot;;&quot;_&quot;))" office:value-type="string" office:string-value="REST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sleeps for 2 turns, but user is fully healed.</text:p>
          </table:table-cell>
          <table:table-cell table:number-columns-repeated="6"/>
        </table:table-row>
        <table:table-row table:style-name="ro1">
          <table:table-cell table:formula="of:=UPPER(SUBSTITUTE([.B160];&quot; &quot;;&quot;_&quot;))" office:value-type="string" office:string-value="ROAR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number-columns-repeated="6"/>
        </table:table-row>
        <table:table-row table:style-name="ro1">
          <table:table-cell table:formula="of:=UPPER(SUBSTITUTE([.B161];&quot; &quot;;&quot;_&quot;))" office:value-type="string" office:string-value="SOFT-BOILED" calcext:value-type="string">
            <text:p>SOFT-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recovers half its max HP.</text:p>
          </table:table-cell>
          <table:table-cell table:number-columns-repeated="6"/>
        </table:table-row>
        <table:table-row table:style-name="ro1">
          <table:table-cell table:formula="of:=UPPER(SUBSTITUTE([.B162];&quot; &quot;;&quot;_&quot;))" office:value-type="string" office:string-value="SPLASH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number-columns-repeated="6"/>
        </table:table-row>
        <table:table-row table:style-name="ro1">
          <table:table-cell table:formula="of:=UPPER(SUBSTITUTE([.B163];&quot; &quot;;&quot;_&quot;))" office:value-type="string" office:string-value="SUBSTITUTE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number-columns-repeated="6"/>
        </table:table-row>
        <table:table-row table:style-name="ro1">
          <table:table-cell table:formula="of:=UPPER(SUBSTITUTE([.B164];&quot; &quot;;&quot;_&quot;))" office:value-type="string" office:string-value="TELEPORT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number-columns-repeated="6"/>
        </table:table-row>
        <table:table-row table:style-name="ro1">
          <table:table-cell table:formula="of:=UPPER(SUBSTITUTE([.B165];&quot; &quot;;&quot;_&quot;))" office:value-type="string" office:string-value="TRANSFORM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number-columns-repeated="6"/>
        </table:table-row>
        <table:table-row table:style-name="ro1">
          <table:table-cell table:formula="of:=UPPER(SUBSTITUTE([.B166];&quot; &quot;;&quot;_&quot;))" office:value-type="string" office:string-value="WHIRLWIND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number-columns-repeated="6"/>
        </table:table-row>
      </table:table>
      <table:table table:name="Pokemon" table:style-name="ta1"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aggressive</text:p>
          </table:table-cell>
          <table:table-cell office:value-type="string" calcext:value-type="string">
            <text:p>typ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A2];&quot;: {name: '&quot;;[.B2];&quot;', tile: new ut.Tile('&quot;;[.C2];&quot;', &quot;;[.D2];&quot;, &quot;;[.E2];&quot;, &quot;;[.F2];&quot;)&quot;)" office:value-type="string" office:string-value="BULBASAUR: {name: 'Bulbasaur', tile: new ut.Tile('b', 0, 128, 0)" calcext:value-type="string">
            <text:p>BULBASAUR: {name: 'Bulbasaur', tile: new ut.Tile('b', 0, 128, 0)</text:p>
          </table:table-cell>
          <table:table-cell table:formula="of:=CONCATENATE(&quot;, aggressive: &quot;;[.G2];&quot;, type: Types.&quot;;[.H2]; &quot;, hp: &quot;;[.J2];&quot;, attack:&quot;;[.K2];&quot;, defense: &quot;;[.L2];&quot;, spAttack:&quot;;[.M2];&quot;, spDefense:&quot;; [.N2])" office:value-type="string" office:string-value=", aggressive: true, type: Types.GRASS, hp: 45, attack:49, defense: 49, spAttack:65, spDefense:65" calcext:value-type="string">
            <text:p>, aggressive: true, type: Types.GRASS, hp: 45, attack:49, defense: 49, spAttack:65, spDefense:65</text:p>
          </table:table-cell>
          <table:table-cell table:formula="of:=CONCATENATE(&quot;, speed: &quot;;[.O2];&quot;, xp: &quot;;[.P2];&quot;, skills: []},&quot;)" office:value-type="string" office:string-value=", speed: 45, xp: 64, skills: []}," calcext:value-type="string">
            <text:p>, speed: 45, xp: 64, skills: []},</text:p>
          </table:table-cell>
          <table:table-cell table:formula="of:=COM.MICROSOFT.CONCAT([.S2:.U2])" office:value-type="string" office:string-value="BULBASAUR: {name: 'Bulbasaur', tile: new ut.Tile('b', 0, 128, 0), aggressive: true, type: Types.GRASS, hp: 45, attack:49, defense: 49, spAttack:65, spDefense:65, speed: 45, xp: 64, skills: []}," calcext:value-type="string">
            <text:p>BULBASAUR: {name: 'Bulbasaur', tile: new ut.Tile('b', 0, 128, 0), aggressive: true, type: Types.GRASS, hp: 45, attack:49, defense: 49, spAttack:65, spDefense:65, speed: 45, xp: 64, skills: []},</text:p>
          </table:table-cell>
          <table:table-cell table:formula="of:=IF([.Q2]&lt;&gt;&quot;&quot;;CONCATENATE(&quot;Races.&quot;;[.A2];&quot;.evolution = {minLevel: &quot;;[.R2];&quot;, race: Races.&quot;;[.Q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A3];&quot;: {name: '&quot;;[.B3];&quot;', tile: new ut.Tile('&quot;;[.C3];&quot;', &quot;;[.D3];&quot;, &quot;;[.E3];&quot;, &quot;;[.F3];&quot;)&quot;)" office:value-type="string" office:string-value="IVYSAUR: {name: 'Ivysaur', tile: new ut.Tile('I', 0, 128, 0)" calcext:value-type="string">
            <text:p>IVYSAUR: {name: 'Ivysaur', tile: new ut.Tile('I', 0, 128, 0)</text:p>
          </table:table-cell>
          <table:table-cell table:formula="of:=CONCATENATE(&quot;, aggressive: &quot;;[.G3];&quot;, type: Types.&quot;;[.H3]; &quot;, hp: &quot;;[.J3];&quot;, attack:&quot;;[.K3];&quot;, defense: &quot;;[.L3];&quot;, spAttack:&quot;;[.M3];&quot;, spDefense:&quot;; [.N3])" office:value-type="string" office:string-value=", aggressive: true, type: Types.GRASS, hp: 60, attack:62, defense: 63, spAttack:80, spDefense:80" calcext:value-type="string">
            <text:p>, aggressive: true, type: Types.GRASS, hp: 60, attack:62, defense: 63, spAttack:80, spDefense:80</text:p>
          </table:table-cell>
          <table:table-cell table:formula="of:=CONCATENATE(&quot;, speed: &quot;;[.O3];&quot;, xp: &quot;;[.P3];&quot;, skills: []},&quot;)" office:value-type="string" office:string-value=", speed: 60, xp: 141, skills: []}," calcext:value-type="string">
            <text:p>, speed: 60, xp: 141, skills: []},</text:p>
          </table:table-cell>
          <table:table-cell table:formula="of:=COM.MICROSOFT.CONCAT([.S3:.U3])" office:value-type="string" office:string-value="IVYSAUR: {name: 'Ivysaur', tile: new ut.Tile('I', 0, 128, 0), aggressive: true, type: Types.GRASS, hp: 60, attack:62, defense: 63, spAttack:80, spDefense:80, speed: 60, xp: 141, skills: []}," calcext:value-type="string">
            <text:p>IVYSAUR: {name: 'Ivysaur', tile: new ut.Tile('I', 0, 128, 0), aggressive: true, type: Types.GRASS, hp: 60, attack:62, defense: 63, spAttack:80, spDefense:80, speed: 60, xp: 141, skills: []},</text:p>
          </table:table-cell>
          <table:table-cell table:formula="of:=IF([.Q3]&lt;&gt;&quot;&quot;;CONCATENATE(&quot;Races.&quot;;[.A3];&quot;.evolution = {minLevel: &quot;;[.R3];&quot;, race: Races.&quot;;[.Q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A4];&quot;: {name: '&quot;;[.B4];&quot;', tile: new ut.Tile('&quot;;[.C4];&quot;', &quot;;[.D4];&quot;, &quot;;[.E4];&quot;, &quot;;[.F4];&quot;)&quot;)" office:value-type="string" office:string-value="VENUSAUR: {name: 'Venusaur', tile: new ut.Tile('V', 0, 128, 0)" calcext:value-type="string">
            <text:p>VENUSAUR: {name: 'Venusaur', tile: new ut.Tile('V', 0, 128, 0)</text:p>
          </table:table-cell>
          <table:table-cell table:formula="of:=CONCATENATE(&quot;, aggressive: &quot;;[.G4];&quot;, type: Types.&quot;;[.H4]; &quot;, hp: &quot;;[.J4];&quot;, attack:&quot;;[.K4];&quot;, defense: &quot;;[.L4];&quot;, spAttack:&quot;;[.M4];&quot;, spDefense:&quot;; [.N4])" office:value-type="string" office:string-value=", aggressive: true, type: Types.GRASS, hp: 80, attack:82, defense: 83, spAttack:100, spDefense:100" calcext:value-type="string">
            <text:p>, aggressive: true, type: Types.GRASS, hp: 80, attack:82, defense: 83, spAttack:100, spDefense:100</text:p>
          </table:table-cell>
          <table:table-cell table:formula="of:=CONCATENATE(&quot;, speed: &quot;;[.O4];&quot;, xp: &quot;;[.P4];&quot;, skills: []},&quot;)" office:value-type="string" office:string-value=", speed: 80, xp: 208, skills: []}," calcext:value-type="string">
            <text:p>, speed: 80, xp: 208, skills: []},</text:p>
          </table:table-cell>
          <table:table-cell table:formula="of:=COM.MICROSOFT.CONCAT([.S4:.U4])" office:value-type="string" office:string-value="VENUSAUR: {name: 'Venusaur', tile: new ut.Tile('V', 0, 128, 0), aggressive: true, type: Types.GRASS, hp: 80, attack:82, defense: 83, spAttack:100, spDefense:100, speed: 80, xp: 208, skills: []}," calcext:value-type="string">
            <text:p>VENUSAUR: {name: 'Venusaur', tile: new ut.Tile('V', 0, 128, 0), aggressive: true, type: Types.GRASS, hp: 80, attack:82, defense: 83, spAttack:100, spDefense:100, speed: 80, xp: 208, skills: []},</text:p>
          </table:table-cell>
          <table:table-cell table:formula="of:=IF([.Q4]&lt;&gt;&quot;&quot;;CONCATENATE(&quot;Races.&quot;;[.A4];&quot;.evolution = {minLevel: &quot;;[.R4];&quot;, race: Races.&quot;;[.Q4];&quot;}&quot;); &quot;&quot;)">
            <text:p/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FIRE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A5];&quot;: {name: '&quot;;[.B5];&quot;', tile: new ut.Tile('&quot;;[.C5];&quot;', &quot;;[.D5];&quot;, &quot;;[.E5];&quot;, &quot;;[.F5];&quot;)&quot;)" office:value-type="string" office:string-value="CHARMANDER: {name: 'Charmander', tile: new ut.Tile('c', 255, 83, 83)" calcext:value-type="string">
            <text:p>CHARMANDER: {name: 'Charmander', tile: new ut.Tile('c', 255, 83, 83)</text:p>
          </table:table-cell>
          <table:table-cell table:formula="of:=CONCATENATE(&quot;, aggressive: &quot;;[.G5];&quot;, type: Types.&quot;;[.H5]; &quot;, hp: &quot;;[.J5];&quot;, attack:&quot;;[.K5];&quot;, defense: &quot;;[.L5];&quot;, spAttack:&quot;;[.M5];&quot;, spDefense:&quot;; [.N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O5];&quot;, xp: &quot;;[.P5];&quot;, skills: []},&quot;)" office:value-type="string" office:string-value=", speed: 65, xp: 65, skills: []}," calcext:value-type="string">
            <text:p>, speed: 65, xp: 65, skills: []},</text:p>
          </table:table-cell>
          <table:table-cell table:formula="of:=COM.MICROSOFT.CONCAT([.S5:.U5])" office:value-type="string" office:string-value="CHARMANDER: {name: 'Charmander', tile: new ut.Tile('c', 255, 83, 83), aggressive: true, type: Types.FIRE, hp: 39, attack:52, defense: 43, spAttack:60, spDefense:50, speed: 65, xp: 65, skills: []}," calcext:value-type="string">
            <text:p>CHARMANDER: {name: 'Charmander', tile: new ut.Tile('c', 255, 83, 83), aggressive: true, type: Types.FIRE, hp: 39, attack:52, defense: 43, spAttack:60, spDefense:50, speed: 65, xp: 65, skills: []},</text:p>
          </table:table-cell>
          <table:table-cell table:formula="of:=IF([.Q5]&lt;&gt;&quot;&quot;;CONCATENATE(&quot;Races.&quot;;[.A5];&quot;.evolution = {minLevel: &quot;;[.R5];&quot;, race: Races.&quot;;[.Q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FIRE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A6];&quot;: {name: '&quot;;[.B6];&quot;', tile: new ut.Tile('&quot;;[.C6];&quot;', &quot;;[.D6];&quot;, &quot;;[.E6];&quot;, &quot;;[.F6];&quot;)&quot;)" office:value-type="string" office:string-value="CHARMELEON: {name: 'Charmeleon', tile: new ut.Tile('c', 128, 83, 0)" calcext:value-type="string">
            <text:p>CHARMELEON: {name: 'Charmeleon', tile: new ut.Tile('c', 128, 83, 0)</text:p>
          </table:table-cell>
          <table:table-cell table:formula="of:=CONCATENATE(&quot;, aggressive: &quot;;[.G6];&quot;, type: Types.&quot;;[.H6]; &quot;, hp: &quot;;[.J6];&quot;, attack:&quot;;[.K6];&quot;, defense: &quot;;[.L6];&quot;, spAttack:&quot;;[.M6];&quot;, spDefense:&quot;; [.N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O6];&quot;, xp: &quot;;[.P6];&quot;, skills: []},&quot;)" office:value-type="string" office:string-value=", speed: 80, xp: 142, skills: []}," calcext:value-type="string">
            <text:p>, speed: 80, xp: 142, skills: []},</text:p>
          </table:table-cell>
          <table:table-cell table:formula="of:=COM.MICROSOFT.CONCAT([.S6:.U6])" office:value-type="string" office:string-value="CHARMELEON: {name: 'Charmeleon', tile: new ut.Tile('c', 128, 83, 0), aggressive: true, type: Types.FIRE, hp: 58, attack:64, defense: 58, spAttack:80, spDefense:65, speed: 80, xp: 142, skills: []}," calcext:value-type="string">
            <text:p>CHARMELEON: {name: 'Charmeleon', tile: new ut.Tile('c', 128, 83, 0), aggressive: true, type: Types.FIRE, hp: 58, attack:64, defense: 58, spAttack:80, spDefense:65, speed: 80, xp: 142, skills: []},</text:p>
          </table:table-cell>
          <table:table-cell table:formula="of:=IF([.Q6]&lt;&gt;&quot;&quot;;CONCATENATE(&quot;Races.&quot;;[.A6];&quot;.evolution = {minLevel: &quot;;[.R6];&quot;, race: Races.&quot;;[.Q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A7];&quot;: {name: '&quot;;[.B7];&quot;', tile: new ut.Tile('&quot;;[.C7];&quot;', &quot;;[.D7];&quot;, &quot;;[.E7];&quot;, &quot;;[.F7];&quot;)&quot;)" office:value-type="string" office:string-value="CHARIZARD: {name: 'Charizard', tile: new ut.Tile('C', 255, 83, 83)" calcext:value-type="string">
            <text:p>CHARIZARD: {name: 'Charizard', tile: new ut.Tile('C', 255, 83, 83)</text:p>
          </table:table-cell>
          <table:table-cell table:formula="of:=CONCATENATE(&quot;, aggressive: &quot;;[.G7];&quot;, type: Types.&quot;;[.H7]; &quot;, hp: &quot;;[.J7];&quot;, attack:&quot;;[.K7];&quot;, defense: &quot;;[.L7];&quot;, spAttack:&quot;;[.M7];&quot;, spDefense:&quot;; [.N7])" office:value-type="string" office:string-value=", aggressive: true, type: Types.FIRE, hp: 78, attack:84, defense: 78, spAttack:109, spDefense:85" calcext:value-type="string">
            <text:p>, aggressive: true, type: Types.FIRE, hp: 78, attack:84, defense: 78, spAttack:109, spDefense:85</text:p>
          </table:table-cell>
          <table:table-cell table:formula="of:=CONCATENATE(&quot;, speed: &quot;;[.O7];&quot;, xp: &quot;;[.P7];&quot;, skills: []},&quot;)" office:value-type="string" office:string-value=", speed: 100, xp: 209, skills: []}," calcext:value-type="string">
            <text:p>, speed: 100, xp: 209, skills: []},</text:p>
          </table:table-cell>
          <table:table-cell table:formula="of:=COM.MICROSOFT.CONCAT([.S7:.U7])" office:value-type="string" office:string-value="CHARIZARD: {name: 'Charizard', tile: new ut.Tile('C', 255, 83, 83), aggressive: true, type: Types.FIRE, hp: 78, attack:84, defense: 78, spAttack:109, spDefense:85, speed: 100, xp: 209, skills: []}," calcext:value-type="string">
            <text:p>CHARIZARD: {name: 'Charizard', tile: new ut.Tile('C', 255, 83, 83), aggressive: true, type: Types.FIRE, hp: 78, attack:84, defense: 78, spAttack:109, spDefense:85, speed: 100, xp: 209, skills: []},</text:p>
          </table:table-cell>
          <table:table-cell table:formula="of:=IF([.Q7]&lt;&gt;&quot;&quot;;CONCATENATE(&quot;Races.&quot;;[.A7];&quot;.evolution = {minLevel: &quot;;[.R7];&quot;, race: Races.&quot;;[.Q7];&quot;}&quot;); &quot;&quot;)">
            <text:p/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WATE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A8];&quot;: {name: '&quot;;[.B8];&quot;', tile: new ut.Tile('&quot;;[.C8];&quot;', &quot;;[.D8];&quot;, &quot;;[.E8];&quot;, &quot;;[.F8];&quot;)&quot;)" office:value-type="string" office:string-value="SQUIRTLE: {name: 'Squirtle', tile: new ut.Tile('s', 83, 255, 255)" calcext:value-type="string">
            <text:p>SQUIRTLE: {name: 'Squirtle', tile: new ut.Tile('s', 83, 255, 255)</text:p>
          </table:table-cell>
          <table:table-cell table:formula="of:=CONCATENATE(&quot;, aggressive: &quot;;[.G8];&quot;, type: Types.&quot;;[.H8]; &quot;, hp: &quot;;[.J8];&quot;, attack:&quot;;[.K8];&quot;, defense: &quot;;[.L8];&quot;, spAttack:&quot;;[.M8];&quot;, spDefense:&quot;; [.N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O8];&quot;, xp: &quot;;[.P8];&quot;, skills: []},&quot;)" office:value-type="string" office:string-value=", speed: 43, xp: 66, skills: []}," calcext:value-type="string">
            <text:p>, speed: 43, xp: 66, skills: []},</text:p>
          </table:table-cell>
          <table:table-cell table:formula="of:=COM.MICROSOFT.CONCAT([.S8:.U8])" office:value-type="string" office:string-value="SQUIRTLE: {name: 'Squirtle', tile: new ut.Tile('s', 83, 255, 255), aggressive: true, type: Types.WATER, hp: 44, attack:48, defense: 65, spAttack:50, spDefense:64, speed: 43, xp: 66, skills: []}," calcext:value-type="string">
            <text:p>SQUIRTLE: {name: 'Squirtle', tile: new ut.Tile('s', 83, 255, 255), aggressive: true, type: Types.WATER, hp: 44, attack:48, defense: 65, spAttack:50, spDefense:64, speed: 43, xp: 66, skills: []},</text:p>
          </table:table-cell>
          <table:table-cell table:formula="of:=IF([.Q8]&lt;&gt;&quot;&quot;;CONCATENATE(&quot;Races.&quot;;[.A8];&quot;.evolution = {minLevel: &quot;;[.R8];&quot;, race: Races.&quot;;[.Q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WATER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A9];&quot;: {name: '&quot;;[.B9];&quot;', tile: new ut.Tile('&quot;;[.C9];&quot;', &quot;;[.D9];&quot;, &quot;;[.E9];&quot;, &quot;;[.F9];&quot;)&quot;)" office:value-type="string" office:string-value="WARTORTLE: {name: 'Wartortle', tile: new ut.Tile('w', 83, 255, 255)" calcext:value-type="string">
            <text:p>WARTORTLE: {name: 'Wartortle', tile: new ut.Tile('w', 83, 255, 255)</text:p>
          </table:table-cell>
          <table:table-cell table:formula="of:=CONCATENATE(&quot;, aggressive: &quot;;[.G9];&quot;, type: Types.&quot;;[.H9]; &quot;, hp: &quot;;[.J9];&quot;, attack:&quot;;[.K9];&quot;, defense: &quot;;[.L9];&quot;, spAttack:&quot;;[.M9];&quot;, spDefense:&quot;; [.N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O9];&quot;, xp: &quot;;[.P9];&quot;, skills: []},&quot;)" office:value-type="string" office:string-value=", speed: 58, xp: 143, skills: []}," calcext:value-type="string">
            <text:p>, speed: 58, xp: 143, skills: []},</text:p>
          </table:table-cell>
          <table:table-cell table:formula="of:=COM.MICROSOFT.CONCAT([.S9:.U9])" office:value-type="string" office:string-value="WARTORTLE: {name: 'Wartortle', tile: new ut.Tile('w', 83, 255, 255), aggressive: true, type: Types.WATER, hp: 59, attack:63, defense: 80, spAttack:65, spDefense:80, speed: 58, xp: 143, skills: []}," calcext:value-type="string">
            <text:p>WARTORTLE: {name: 'Wartortle', tile: new ut.Tile('w', 83, 255, 255), aggressive: true, type: Types.WATER, hp: 59, attack:63, defense: 80, spAttack:65, spDefense:80, speed: 58, xp: 143, skills: []},</text:p>
          </table:table-cell>
          <table:table-cell table:formula="of:=IF([.Q9]&lt;&gt;&quot;&quot;;CONCATENATE(&quot;Races.&quot;;[.A9];&quot;.evolution = {minLevel: &quot;;[.R9];&quot;, race: Races.&quot;;[.Q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WATE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A10];&quot;: {name: '&quot;;[.B10];&quot;', tile: new ut.Tile('&quot;;[.C10];&quot;', &quot;;[.D10];&quot;, &quot;;[.E10];&quot;, &quot;;[.F10];&quot;)&quot;)" office:value-type="string" office:string-value="BLASTOISE: {name: 'Blastoise', tile: new ut.Tile('B', 83, 255, 255)" calcext:value-type="string">
            <text:p>BLASTOISE: {name: 'Blastoise', tile: new ut.Tile('B', 83, 255, 255)</text:p>
          </table:table-cell>
          <table:table-cell table:formula="of:=CONCATENATE(&quot;, aggressive: &quot;;[.G10];&quot;, type: Types.&quot;;[.H10]; &quot;, hp: &quot;;[.J10];&quot;, attack:&quot;;[.K10];&quot;, defense: &quot;;[.L10];&quot;, spAttack:&quot;;[.M10];&quot;, spDefense:&quot;; [.N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O10];&quot;, xp: &quot;;[.P10];&quot;, skills: []},&quot;)" office:value-type="string" office:string-value=", speed: 78, xp: 210, skills: []}," calcext:value-type="string">
            <text:p>, speed: 78, xp: 210, skills: []},</text:p>
          </table:table-cell>
          <table:table-cell table:formula="of:=COM.MICROSOFT.CONCAT([.S10:.U10])" office:value-type="string" office:string-value="BLASTOISE: {name: 'Blastoise', tile: new ut.Tile('B', 83, 255, 255), aggressive: true, type: Types.WATER, hp: 79, attack:83, defense: 100, spAttack:85, spDefense:105, speed: 78, xp: 210, skills: []}," calcext:value-type="string">
            <text:p>BLASTOISE: {name: 'Blastoise', tile: new ut.Tile('B', 83, 255, 255), aggressive: true, type: Types.WATER, hp: 79, attack:83, defense: 100, spAttack:85, spDefense:105, speed: 78, xp: 210, skills: []},</text:p>
          </table:table-cell>
          <table:table-cell table:formula="of:=IF([.Q10]&lt;&gt;&quot;&quot;;CONCATENATE(&quot;Races.&quot;;[.A10];&quot;.evolution = {minLevel: &quot;;[.R10];&quot;, race: Races.&quot;;[.Q10];&quot;}&quot;); &quot;&quot;)">
            <text:p/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A11];&quot;: {name: '&quot;;[.B11];&quot;', tile: new ut.Tile('&quot;;[.C11];&quot;', &quot;;[.D11];&quot;, &quot;;[.E11];&quot;, &quot;;[.F11];&quot;)&quot;)" office:value-type="string" office:string-value="CATERPIE: {name: 'Caterpie', tile: new ut.Tile('c', 0, 128, 0)" calcext:value-type="string">
            <text:p>CATERPIE: {name: 'Caterpie', tile: new ut.Tile('c', 0, 128, 0)</text:p>
          </table:table-cell>
          <table:table-cell table:formula="of:=CONCATENATE(&quot;, aggressive: &quot;;[.G11];&quot;, type: Types.&quot;;[.H11]; &quot;, hp: &quot;;[.J11];&quot;, attack:&quot;;[.K11];&quot;, defense: &quot;;[.L11];&quot;, spAttack:&quot;;[.M11];&quot;, spDefense:&quot;; [.N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O11];&quot;, xp: &quot;;[.P11];&quot;, skills: []},&quot;)" office:value-type="string" office:string-value=", speed: 45, xp: 53, skills: []}," calcext:value-type="string">
            <text:p>, speed: 45, xp: 53, skills: []},</text:p>
          </table:table-cell>
          <table:table-cell table:formula="of:=COM.MICROSOFT.CONCAT([.S11:.U11])" office:value-type="string" office:string-value="CATERPIE: {name: 'Caterpie', tile: new ut.Tile('c', 0, 128, 0), aggressive: false, type: Types.BUG, hp: 45, attack:30, defense: 35, spAttack:20, spDefense:20, speed: 45, xp: 53, skills: []}," calcext:value-type="string">
            <text:p>CATERPIE: {name: 'Caterpie', tile: new ut.Tile('c', 0, 128, 0), aggressive: false, type: Types.BUG, hp: 45, attack:30, defense: 35, spAttack:20, spDefense:20, speed: 45, xp: 53, skills: []},</text:p>
          </table:table-cell>
          <table:table-cell table:formula="of:=IF([.Q11]&lt;&gt;&quot;&quot;;CONCATENATE(&quot;Races.&quot;;[.A11];&quot;.evolution = {minLevel: &quot;;[.R11];&quot;, race: Races.&quot;;[.Q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A12];&quot;: {name: '&quot;;[.B12];&quot;', tile: new ut.Tile('&quot;;[.C12];&quot;', &quot;;[.D12];&quot;, &quot;;[.E12];&quot;, &quot;;[.F12];&quot;)&quot;)" office:value-type="string" office:string-value="METAPOD: {name: 'Metapod', tile: new ut.Tile('m', 0, 128, 0)" calcext:value-type="string">
            <text:p>METAPOD: {name: 'Metapod', tile: new ut.Tile('m', 0, 128, 0)</text:p>
          </table:table-cell>
          <table:table-cell table:formula="of:=CONCATENATE(&quot;, aggressive: &quot;;[.G12];&quot;, type: Types.&quot;;[.H12]; &quot;, hp: &quot;;[.J12];&quot;, attack:&quot;;[.K12];&quot;, defense: &quot;;[.L12];&quot;, spAttack:&quot;;[.M12];&quot;, spDefense:&quot;; [.N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O12];&quot;, xp: &quot;;[.P12];&quot;, skills: []},&quot;)" office:value-type="string" office:string-value=", speed: 30, xp: 72, skills: []}," calcext:value-type="string">
            <text:p>, speed: 30, xp: 72, skills: []},</text:p>
          </table:table-cell>
          <table:table-cell table:formula="of:=COM.MICROSOFT.CONCAT([.S12:.U12])" office:value-type="string" office:string-value="METAPOD: {name: 'Metapod', tile: new ut.Tile('m', 0, 128, 0), aggressive: false, type: Types.BUG, hp: 50, attack:20, defense: 55, spAttack:25, spDefense:25, speed: 30, xp: 72, skills: []}," calcext:value-type="string">
            <text:p>METAPOD: {name: 'Metapod', tile: new ut.Tile('m', 0, 128, 0), aggressive: false, type: Types.BUG, hp: 50, attack:20, defense: 55, spAttack:25, spDefense:25, speed: 30, xp: 72, skills: []},</text:p>
          </table:table-cell>
          <table:table-cell table:formula="of:=IF([.Q12]&lt;&gt;&quot;&quot;;CONCATENATE(&quot;Races.&quot;;[.A12];&quot;.evolution = {minLevel: &quot;;[.R12];&quot;, race: Races.&quot;;[.Q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A13];&quot;: {name: '&quot;;[.B13];&quot;', tile: new ut.Tile('&quot;;[.C13];&quot;', &quot;;[.D13];&quot;, &quot;;[.E13];&quot;, &quot;;[.F13];&quot;)&quot;)" office:value-type="string" office:string-value="BUTERFREE: {name: 'Butterfree', tile: new ut.Tile('b', 128, 0, 128)" calcext:value-type="string">
            <text:p>BUTERFREE: {name: 'Butterfree', tile: new ut.Tile('b', 128, 0, 128)</text:p>
          </table:table-cell>
          <table:table-cell table:formula="of:=CONCATENATE(&quot;, aggressive: &quot;;[.G13];&quot;, type: Types.&quot;;[.H13]; &quot;, hp: &quot;;[.J13];&quot;, attack:&quot;;[.K13];&quot;, defense: &quot;;[.L13];&quot;, spAttack:&quot;;[.M13];&quot;, spDefense:&quot;; [.N13])" office:value-type="string" office:string-value=", aggressive: false, type: Types.BUG, hp: 60, attack:45, defense: 50, spAttack:80, spDefense:80" calcext:value-type="string">
            <text:p>, aggressive: false, type: Types.BUG, hp: 60, attack:45, defense: 50, spAttack:80, spDefense:80</text:p>
          </table:table-cell>
          <table:table-cell table:formula="of:=CONCATENATE(&quot;, speed: &quot;;[.O13];&quot;, xp: &quot;;[.P13];&quot;, skills: []},&quot;)" office:value-type="string" office:string-value=", speed: 70, xp: 160, skills: []}," calcext:value-type="string">
            <text:p>, speed: 70, xp: 160, skills: []},</text:p>
          </table:table-cell>
          <table:table-cell table:formula="of:=COM.MICROSOFT.CONCAT([.S13:.U13])" office:value-type="string" office:string-value="BUTERFREE: {name: 'Butterfree', tile: new ut.Tile('b', 128, 0, 128), aggressive: false, type: Types.BUG, hp: 60, attack:45, defense: 50, spAttack:80, spDefense:80, speed: 70, xp: 160, skills: []}," calcext:value-type="string">
            <text:p>BUTERFREE: {name: 'Butterfree', tile: new ut.Tile('b', 128, 0, 128), aggressive: false, type: Types.BUG, hp: 60, attack:45, defense: 50, spAttack:80, spDefense:80, speed: 70, xp: 160, skills: []},</text:p>
          </table:table-cell>
          <table:table-cell table:formula="of:=IF([.Q13]&lt;&gt;&quot;&quot;;CONCATENATE(&quot;Races.&quot;;[.A13];&quot;.evolution = {minLevel: &quot;;[.R13];&quot;, race: Races.&quot;;[.Q13];&quot;}&quot;); &quot;&quot;)">
            <text:p/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A14];&quot;: {name: '&quot;;[.B14];&quot;', tile: new ut.Tile('&quot;;[.C14];&quot;', &quot;;[.D14];&quot;, &quot;;[.E14];&quot;, &quot;;[.F14];&quot;)&quot;)" office:value-type="string" office:string-value="WEEDLE: {name: 'Weedle', tile: new ut.Tile('w', 255, 255, 83)" calcext:value-type="string">
            <text:p>WEEDLE: {name: 'Weedle', tile: new ut.Tile('w', 255, 255, 83)</text:p>
          </table:table-cell>
          <table:table-cell table:formula="of:=CONCATENATE(&quot;, aggressive: &quot;;[.G14];&quot;, type: Types.&quot;;[.H14]; &quot;, hp: &quot;;[.J14];&quot;, attack:&quot;;[.K14];&quot;, defense: &quot;;[.L14];&quot;, spAttack:&quot;;[.M14];&quot;, spDefense:&quot;; [.N14])" office:value-type="string" office:string-value=", aggressive: false, type: Types.BUG, hp: 40, attack:35, defense: 30, spAttack:20, spDefense:20" calcext:value-type="string">
            <text:p>, aggressive: false, type: Types.BUG, hp: 40, attack:35, defense: 30, spAttack:20, spDefense:20</text:p>
          </table:table-cell>
          <table:table-cell table:formula="of:=CONCATENATE(&quot;, speed: &quot;;[.O14];&quot;, xp: &quot;;[.P14];&quot;, skills: []},&quot;)" office:value-type="string" office:string-value=", speed: 50, xp: 52, skills: []}," calcext:value-type="string">
            <text:p>, speed: 50, xp: 52, skills: []},</text:p>
          </table:table-cell>
          <table:table-cell table:formula="of:=COM.MICROSOFT.CONCAT([.S14:.U14])" office:value-type="string" office:string-value="WEEDLE: {name: 'Weedle', tile: new ut.Tile('w', 255, 255, 83), aggressive: false, type: Types.BUG, hp: 40, attack:35, defense: 30, spAttack:20, spDefense:20, speed: 50, xp: 52, skills: []}," calcext:value-type="string">
            <text:p>WEEDLE: {name: 'Weedle', tile: new ut.Tile('w', 255, 255, 83), aggressive: false, type: Types.BUG, hp: 40, attack:35, defense: 30, spAttack:20, spDefense:20, speed: 50, xp: 52, skills: []},</text:p>
          </table:table-cell>
          <table:table-cell table:formula="of:=IF([.Q14]&lt;&gt;&quot;&quot;;CONCATENATE(&quot;Races.&quot;;[.A14];&quot;.evolution = {minLevel: &quot;;[.R14];&quot;, race: Races.&quot;;[.Q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A15];&quot;: {name: '&quot;;[.B15];&quot;', tile: new ut.Tile('&quot;;[.C15];&quot;', &quot;;[.D15];&quot;, &quot;;[.E15];&quot;, &quot;;[.F15];&quot;)&quot;)" office:value-type="string" office:string-value="KAKUNA: {name: 'Kakuna', tile: new ut.Tile('k', 255, 255, 83)" calcext:value-type="string">
            <text:p>KAKUNA: {name: 'Kakuna', tile: new ut.Tile('k', 255, 255, 83)</text:p>
          </table:table-cell>
          <table:table-cell table:formula="of:=CONCATENATE(&quot;, aggressive: &quot;;[.G15];&quot;, type: Types.&quot;;[.H15]; &quot;, hp: &quot;;[.J15];&quot;, attack:&quot;;[.K15];&quot;, defense: &quot;;[.L15];&quot;, spAttack:&quot;;[.M15];&quot;, spDefense:&quot;; [.N15])" office:value-type="string" office:string-value=", aggressive: false, type: Types.BUG, hp: 45, attack:25, defense: 50, spAttack:25, spDefense:25" calcext:value-type="string">
            <text:p>, aggressive: false, type: Types.BUG, hp: 45, attack:25, defense: 50, spAttack:25, spDefense:25</text:p>
          </table:table-cell>
          <table:table-cell table:formula="of:=CONCATENATE(&quot;, speed: &quot;;[.O15];&quot;, xp: &quot;;[.P15];&quot;, skills: []},&quot;)" office:value-type="string" office:string-value=", speed: 35, xp: 71, skills: []}," calcext:value-type="string">
            <text:p>, speed: 35, xp: 71, skills: []},</text:p>
          </table:table-cell>
          <table:table-cell table:formula="of:=COM.MICROSOFT.CONCAT([.S15:.U15])" office:value-type="string" office:string-value="KAKUNA: {name: 'Kakuna', tile: new ut.Tile('k', 255, 255, 83), aggressive: false, type: Types.BUG, hp: 45, attack:25, defense: 50, spAttack:25, spDefense:25, speed: 35, xp: 71, skills: []}," calcext:value-type="string">
            <text:p>KAKUNA: {name: 'Kakuna', tile: new ut.Tile('k', 255, 255, 83), aggressive: false, type: Types.BUG, hp: 45, attack:25, defense: 50, spAttack:25, spDefense:25, speed: 35, xp: 71, skills: []},</text:p>
          </table:table-cell>
          <table:table-cell table:formula="of:=IF([.Q15]&lt;&gt;&quot;&quot;;CONCATENATE(&quot;Races.&quot;;[.A15];&quot;.evolution = {minLevel: &quot;;[.R15];&quot;, race: Races.&quot;;[.Q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A16];&quot;: {name: '&quot;;[.B16];&quot;', tile: new ut.Tile('&quot;;[.C16];&quot;', &quot;;[.D16];&quot;, &quot;;[.E16];&quot;, &quot;;[.F16];&quot;)&quot;)" office:value-type="string" office:string-value="BEEDRILL: {name: 'Beedrill', tile: new ut.Tile('b', 255, 255, 83)" calcext:value-type="string">
            <text:p>BEEDRILL: {name: 'Beedrill', tile: new ut.Tile('b', 255, 255, 83)</text:p>
          </table:table-cell>
          <table:table-cell table:formula="of:=CONCATENATE(&quot;, aggressive: &quot;;[.G16];&quot;, type: Types.&quot;;[.H16]; &quot;, hp: &quot;;[.J16];&quot;, attack:&quot;;[.K16];&quot;, defense: &quot;;[.L16];&quot;, spAttack:&quot;;[.M16];&quot;, spDefense:&quot;; [.N16])" office:value-type="string" office:string-value=", aggressive: true, type: Types.BUG, hp: 65, attack:80, defense: 40, spAttack:45, spDefense:80" calcext:value-type="string">
            <text:p>, aggressive: true, type: Types.BUG, hp: 65, attack:80, defense: 40, spAttack:45, spDefense:80</text:p>
          </table:table-cell>
          <table:table-cell table:formula="of:=CONCATENATE(&quot;, speed: &quot;;[.O16];&quot;, xp: &quot;;[.P16];&quot;, skills: []},&quot;)" office:value-type="string" office:string-value=", speed: 75, xp: 159, skills: []}," calcext:value-type="string">
            <text:p>, speed: 75, xp: 159, skills: []},</text:p>
          </table:table-cell>
          <table:table-cell table:formula="of:=COM.MICROSOFT.CONCAT([.S16:.U16])" office:value-type="string" office:string-value="BEEDRILL: {name: 'Beedrill', tile: new ut.Tile('b', 255, 255, 83), aggressive: true, type: Types.BUG, hp: 65, attack:80, defense: 40, spAttack:45, spDefense:80, speed: 75, xp: 159, skills: []}," calcext:value-type="string">
            <text:p>BEEDRILL: {name: 'Beedrill', tile: new ut.Tile('b', 255, 255, 83), aggressive: true, type: Types.BUG, hp: 65, attack:80, defense: 40, spAttack:45, spDefense:80, speed: 75, xp: 159, skills: []},</text:p>
          </table:table-cell>
          <table:table-cell table:formula="of:=IF([.Q16]&lt;&gt;&quot;&quot;;CONCATENATE(&quot;Races.&quot;;[.A16];&quot;.evolution = {minLevel: &quot;;[.R16];&quot;, race: Races.&quot;;[.Q16];&quot;}&quot;); &quot;&quot;)">
            <text:p/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A17];&quot;: {name: '&quot;;[.B17];&quot;', tile: new ut.Tile('&quot;;[.C17];&quot;', &quot;;[.D17];&quot;, &quot;;[.E17];&quot;, &quot;;[.F17];&quot;)&quot;)" office:value-type="string" office:string-value="PIDGEY: {name: 'Pidgey', tile: new ut.Tile('p', 128, 83, 0)" calcext:value-type="string">
            <text:p>PIDGEY: {name: 'Pidgey', tile: new ut.Tile('p', 128, 83, 0)</text:p>
          </table:table-cell>
          <table:table-cell table:formula="of:=CONCATENATE(&quot;, aggressive: &quot;;[.G17];&quot;, type: Types.&quot;;[.H17]; &quot;, hp: &quot;;[.J17];&quot;, attack:&quot;;[.K17];&quot;, defense: &quot;;[.L17];&quot;, spAttack:&quot;;[.M17];&quot;, spDefense:&quot;; [.N17])" office:value-type="string" office:string-value=", aggressive: false, type: Types.NORMAL, hp: 40, attack:45, defense: 40, spAttack:35, spDefense:35" calcext:value-type="string">
            <text:p>, aggressive: false, type: Types.NORMAL, hp: 40, attack:45, defense: 40, spAttack:35, spDefense:35</text:p>
          </table:table-cell>
          <table:table-cell table:formula="of:=CONCATENATE(&quot;, speed: &quot;;[.O17];&quot;, xp: &quot;;[.P17];&quot;, skills: []},&quot;)" office:value-type="string" office:string-value=", speed: 56, xp: 55, skills: []}," calcext:value-type="string">
            <text:p>, speed: 56, xp: 55, skills: []},</text:p>
          </table:table-cell>
          <table:table-cell table:formula="of:=COM.MICROSOFT.CONCAT([.S17:.U17])" office:value-type="string" office:string-value="PIDGEY: {name: 'Pidgey', tile: new ut.Tile('p', 128, 83, 0), aggressive: false, type: Types.NORMAL, hp: 40, attack:45, defense: 40, spAttack:35, spDefense:35, speed: 56, xp: 55, skills: []}," calcext:value-type="string">
            <text:p>PIDGEY: {name: 'Pidgey', tile: new ut.Tile('p', 128, 83, 0), aggressive: false, type: Types.NORMAL, hp: 40, attack:45, defense: 40, spAttack:35, spDefense:35, speed: 56, xp: 55, skills: []},</text:p>
          </table:table-cell>
          <table:table-cell table:formula="of:=IF([.Q17]&lt;&gt;&quot;&quot;;CONCATENATE(&quot;Races.&quot;;[.A17];&quot;.evolution = {minLevel: &quot;;[.R17];&quot;, race: Races.&quot;;[.Q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A18];&quot;: {name: '&quot;;[.B18];&quot;', tile: new ut.Tile('&quot;;[.C18];&quot;', &quot;;[.D18];&quot;, &quot;;[.E18];&quot;, &quot;;[.F18];&quot;)&quot;)" office:value-type="string" office:string-value="PIDGEOTTO: {name: 'Pidgeotto', tile: new ut.Tile('p', 128, 83, 0)" calcext:value-type="string">
            <text:p>PIDGEOTTO: {name: 'Pidgeotto', tile: new ut.Tile('p', 128, 83, 0)</text:p>
          </table:table-cell>
          <table:table-cell table:formula="of:=CONCATENATE(&quot;, aggressive: &quot;;[.G18];&quot;, type: Types.&quot;;[.H18]; &quot;, hp: &quot;;[.J18];&quot;, attack:&quot;;[.K18];&quot;, defense: &quot;;[.L18];&quot;, spAttack:&quot;;[.M18];&quot;, spDefense:&quot;; [.N18])" office:value-type="string" office:string-value=", aggressive: true, type: Types.NORMAL, hp: 63, attack:60, defense: 55, spAttack:50, spDefense:50" calcext:value-type="string">
            <text:p>, aggressive: true, type: Types.NORMAL, hp: 63, attack:60, defense: 55, spAttack:50, spDefense:50</text:p>
          </table:table-cell>
          <table:table-cell table:formula="of:=CONCATENATE(&quot;, speed: &quot;;[.O18];&quot;, xp: &quot;;[.P18];&quot;, skills: []},&quot;)" office:value-type="string" office:string-value=", speed: 71, xp: 113, skills: []}," calcext:value-type="string">
            <text:p>, speed: 71, xp: 113, skills: []},</text:p>
          </table:table-cell>
          <table:table-cell table:formula="of:=COM.MICROSOFT.CONCAT([.S18:.U18])" office:value-type="string" office:string-value="PIDGEOTTO: {name: 'Pidgeotto', tile: new ut.Tile('p', 128, 83, 0), aggressive: true, type: Types.NORMAL, hp: 63, attack:60, defense: 55, spAttack:50, spDefense:50, speed: 71, xp: 113, skills: []}," calcext:value-type="string">
            <text:p>PIDGEOTTO: {name: 'Pidgeotto', tile: new ut.Tile('p', 128, 83, 0), aggressive: true, type: Types.NORMAL, hp: 63, attack:60, defense: 55, spAttack:50, spDefense:50, speed: 71, xp: 113, skills: []},</text:p>
          </table:table-cell>
          <table:table-cell table:formula="of:=IF([.Q18]&lt;&gt;&quot;&quot;;CONCATENATE(&quot;Races.&quot;;[.A18];&quot;.evolution = {minLevel: &quot;;[.R18];&quot;, race: Races.&quot;;[.Q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A19];&quot;: {name: '&quot;;[.B19];&quot;', tile: new ut.Tile('&quot;;[.C19];&quot;', &quot;;[.D19];&quot;, &quot;;[.E19];&quot;, &quot;;[.F19];&quot;)&quot;)" office:value-type="string" office:string-value="PIDGEOT: {name: 'Pidgeot', tile: new ut.Tile('P', 128, 83, 0)" calcext:value-type="string">
            <text:p>PIDGEOT: {name: 'Pidgeot', tile: new ut.Tile('P', 128, 83, 0)</text:p>
          </table:table-cell>
          <table:table-cell table:formula="of:=CONCATENATE(&quot;, aggressive: &quot;;[.G19];&quot;, type: Types.&quot;;[.H19]; &quot;, hp: &quot;;[.J19];&quot;, attack:&quot;;[.K19];&quot;, defense: &quot;;[.L19];&quot;, spAttack:&quot;;[.M19];&quot;, spDefense:&quot;; [.N19])" office:value-type="string" office:string-value=", aggressive: true, type: Types.NORMAL, hp: 83, attack:80, defense: 75, spAttack:70, spDefense:70" calcext:value-type="string">
            <text:p>, aggressive: true, type: Types.NORMAL, hp: 83, attack:80, defense: 75, spAttack:70, spDefense:70</text:p>
          </table:table-cell>
          <table:table-cell table:formula="of:=CONCATENATE(&quot;, speed: &quot;;[.O19];&quot;, xp: &quot;;[.P19];&quot;, skills: []},&quot;)" office:value-type="string" office:string-value=", speed: 91, xp: 172, skills: []}," calcext:value-type="string">
            <text:p>, speed: 91, xp: 172, skills: []},</text:p>
          </table:table-cell>
          <table:table-cell table:formula="of:=COM.MICROSOFT.CONCAT([.S19:.U19])" office:value-type="string" office:string-value="PIDGEOT: {name: 'Pidgeot', tile: new ut.Tile('P', 128, 83, 0), aggressive: true, type: Types.NORMAL, hp: 83, attack:80, defense: 75, spAttack:70, spDefense:70, speed: 91, xp: 172, skills: []}," calcext:value-type="string">
            <text:p>PIDGEOT: {name: 'Pidgeot', tile: new ut.Tile('P', 128, 83, 0), aggressive: true, type: Types.NORMAL, hp: 83, attack:80, defense: 75, spAttack:70, spDefense:70, speed: 91, xp: 172, skills: []},</text:p>
          </table:table-cell>
          <table:table-cell table:formula="of:=IF([.Q19]&lt;&gt;&quot;&quot;;CONCATENATE(&quot;Races.&quot;;[.A19];&quot;.evolution = {minLevel: &quot;;[.R19];&quot;, race: Races.&quot;;[.Q19];&quot;}&quot;); &quot;&quot;)">
            <text:p/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A20];&quot;: {name: '&quot;;[.B20];&quot;', tile: new ut.Tile('&quot;;[.C20];&quot;', &quot;;[.D20];&quot;, &quot;;[.E20];&quot;, &quot;;[.F20];&quot;)&quot;)" office:value-type="string" office:string-value="RATTATA: {name: 'Rattata', tile: new ut.Tile('r', 128, 0, 128)" calcext:value-type="string">
            <text:p>RATTATA: {name: 'Rattata', tile: new ut.Tile('r', 128, 0, 128)</text:p>
          </table:table-cell>
          <table:table-cell table:formula="of:=CONCATENATE(&quot;, aggressive: &quot;;[.G20];&quot;, type: Types.&quot;;[.H20]; &quot;, hp: &quot;;[.J20];&quot;, attack:&quot;;[.K20];&quot;, defense: &quot;;[.L20];&quot;, spAttack:&quot;;[.M20];&quot;, spDefense:&quot;; [.N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O20];&quot;, xp: &quot;;[.P20];&quot;, skills: []},&quot;)" office:value-type="string" office:string-value=", speed: 72, xp: 57, skills: []}," calcext:value-type="string">
            <text:p>, speed: 72, xp: 57, skills: []},</text:p>
          </table:table-cell>
          <table:table-cell table:formula="of:=COM.MICROSOFT.CONCAT([.S20:.U20])" office:value-type="string" office:string-value="RATTATA: {name: 'Rattata', tile: new ut.Tile('r', 128, 0, 128), aggressive: true, type: Types.NORMAL, hp: 30, attack:56, defense: 35, spAttack:25, spDefense:35, speed: 72, xp: 57, skills: []}," calcext:value-type="string">
            <text:p>RATTATA: {name: 'Rattata', tile: new ut.Tile('r', 128, 0, 128), aggressive: true, type: Types.NORMAL, hp: 30, attack:56, defense: 35, spAttack:25, spDefense:35, speed: 72, xp: 57, skills: []},</text:p>
          </table:table-cell>
          <table:table-cell table:formula="of:=IF([.Q20]&lt;&gt;&quot;&quot;;CONCATENATE(&quot;Races.&quot;;[.A20];&quot;.evolution = {minLevel: &quot;;[.R20];&quot;, race: Races.&quot;;[.Q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A21];&quot;: {name: '&quot;;[.B21];&quot;', tile: new ut.Tile('&quot;;[.C21];&quot;', &quot;;[.D21];&quot;, &quot;;[.E21];&quot;, &quot;;[.F21];&quot;)&quot;)" office:value-type="string" office:string-value="RATICATE: {name: 'Raticate', tile: new ut.Tile('R', 128, 83, 0)" calcext:value-type="string">
            <text:p>RATICATE: {name: 'Raticate', tile: new ut.Tile('R', 128, 83, 0)</text:p>
          </table:table-cell>
          <table:table-cell table:formula="of:=CONCATENATE(&quot;, aggressive: &quot;;[.G21];&quot;, type: Types.&quot;;[.H21]; &quot;, hp: &quot;;[.J21];&quot;, attack:&quot;;[.K21];&quot;, defense: &quot;;[.L21];&quot;, spAttack:&quot;;[.M21];&quot;, spDefense:&quot;; [.N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O21];&quot;, xp: &quot;;[.P21];&quot;, skills: []},&quot;)" office:value-type="string" office:string-value=", speed: 97, xp: 116, skills: []}," calcext:value-type="string">
            <text:p>, speed: 97, xp: 116, skills: []},</text:p>
          </table:table-cell>
          <table:table-cell table:formula="of:=COM.MICROSOFT.CONCAT([.S21:.U21])" office:value-type="string" office:string-value="RATICATE: {name: 'Raticate', tile: new ut.Tile('R', 128, 83, 0), aggressive: true, type: Types.NORMAL, hp: 55, attack:81, defense: 60, spAttack:50, spDefense:70, speed: 97, xp: 116, skills: []}," calcext:value-type="string">
            <text:p>RATICATE: {name: 'Raticate', tile: new ut.Tile('R', 128, 83, 0), aggressive: true, type: Types.NORMAL, hp: 55, attack:81, defense: 60, spAttack:50, spDefense:70, speed: 97, xp: 116, skills: []},</text:p>
          </table:table-cell>
          <table:table-cell table:formula="of:=IF([.Q21]&lt;&gt;&quot;&quot;;CONCATENATE(&quot;Races.&quot;;[.A21];&quot;.evolution = {minLevel: &quot;;[.R21];&quot;, race: Races.&quot;;[.Q21];&quot;}&quot;); &quot;&quot;)">
            <text:p/>
          </table:table-cell>
        </table:table-row>
      </table:table>
      <table:table table:name="Pokemon Skills" table:style-name="ta1">
        <table:table-column table:style-name="co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];&quot;.skills.push({skill: Skills.&quot;;[.B1];&quot;, level: &quot;;[.C1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2];&quot;.skills.push({skill: Skills.&quot;;[.B2];&quot;, level: &quot;;[.C2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3];&quot;.skills.push({skill: Skills.&quot;;[.B3];&quot;, level: &quot;;[.C3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A4];&quot;.skills.push({skill: Skills.&quot;;[.B4];&quot;, level: &quot;;[.C4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A5];&quot;.skills.push({skill: Skills.&quot;;[.B5];&quot;, level: &quot;;[.C5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A6];&quot;.skills.push({skill: Skills.&quot;;[.B6];&quot;, level: &quot;;[.C6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A7];&quot;.skills.push({skill: Skills.&quot;;[.B7];&quot;, level: &quot;;[.C7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A8];&quot;.skills.push({skill: Skills.&quot;;[.B8];&quot;, level: &quot;;[.C8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A9];&quot;.skills.push({skill: Skills.&quot;;[.B9];&quot;, level: &quot;;[.C9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0];&quot;.skills.push({skill: Skills.&quot;;[.B10];&quot;, level: &quot;;[.C10];&quot;});&quot;)" office:value-type="string" office:string-value="Races.IVYSAUR.skills.push({skill: Skills.TACKLE, level: 1});" calcext:value-type="string">
            <text:p>Races.IVYSAUR.skills.push({skill: Skills.TACKLE, level: 1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1];&quot;.skills.push({skill: Skills.&quot;;[.B11];&quot;, level: &quot;;[.C11];&quot;});&quot;)" office:value-type="string" office:string-value="Races.IVYSAUR.skills.push({skill: Skills.GROWL, level: 1});" calcext:value-type="string">
            <text:p>Races.IVYSAUR.skills.push({skill: Skills.GROWL, level: 1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12];&quot;.skills.push({skill: Skills.&quot;;[.B12];&quot;, level: &quot;;[.C12];&quot;});&quot;)" office:value-type="string" office:string-value="Races.IVYSAUR.skills.push({skill: Skills.LEECH_SEED, level: 7});" calcext:value-type="string">
            <text:p>Races.IVYSAUR.skills.push({skill: Skills.LEECH_SEED, level: 7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A13];&quot;.skills.push({skill: Skills.&quot;;[.B13];&quot;, level: &quot;;[.C13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A14];&quot;.skills.push({skill: Skills.&quot;;[.B14];&quot;, level: &quot;;[.C14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A15];&quot;.skills.push({skill: Skills.&quot;;[.B15];&quot;, level: &quot;;[.C15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A16];&quot;.skills.push({skill: Skills.&quot;;[.B16];&quot;, level: &quot;;[.C16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A17];&quot;.skills.push({skill: Skills.&quot;;[.B17];&quot;, level: &quot;;[.C17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A18];&quot;.skills.push({skill: Skills.&quot;;[.B18];&quot;, level: &quot;;[.C18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9];&quot;.skills.push({skill: Skills.&quot;;[.B19];&quot;, level: &quot;;[.C19];&quot;});&quot;)" office:value-type="string" office:string-value="Races.VENUSAUR.skills.push({skill: Skills.TACKLE, level: 1});" calcext:value-type="string">
            <text:p>Races.VENUSAUR.skills.push({skill: Skills.TACKLE, level: 1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20];&quot;.skills.push({skill: Skills.&quot;;[.B20];&quot;, level: &quot;;[.C20];&quot;});&quot;)" office:value-type="string" office:string-value="Races.VENUSAUR.skills.push({skill: Skills.GROWL, level: 1});" calcext:value-type="string">
            <text:p>Races.VENUSAUR.skills.push({skill: Skills.GROWL, level: 1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21];&quot;.skills.push({skill: Skills.&quot;;[.B21];&quot;, level: &quot;;[.C21];&quot;});&quot;)" office:value-type="string" office:string-value="Races.VENUSAUR.skills.push({skill: Skills.LEECH_SEED, level: 7});" calcext:value-type="string">
            <text:p>Races.VENUSAUR.skills.push({skill: Skills.LEECH_SEED, level: 7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A22];&quot;.skills.push({skill: Skills.&quot;;[.B22];&quot;, level: &quot;;[.C22];&quot;});&quot;)" office:value-type="string" office:string-value="Races.VENUSAUR.skills.push({skill: Skills.VINE_WHIP, level: 13});" calcext:value-type="string">
            <text:p>Races.VENUSAUR.skills.push({skill: Skills.VINE_WHIP, level: 13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A23];&quot;.skills.push({skill: Skills.&quot;;[.B23];&quot;, level: &quot;;[.C23];&quot;});&quot;)" office:value-type="string" office:string-value="Races.VENUSAUR.skills.push({skill: Skills.POISON_POWDER, level: 22});" calcext:value-type="string">
            <text:p>Races.VENUSAUR.skills.push({skill: Skills.POISON_POWDER, level: 22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A24];&quot;.skills.push({skill: Skills.&quot;;[.B24];&quot;, level: &quot;;[.C24];&quot;});&quot;)" office:value-type="string" office:string-value="Races.VENUSAUR.skills.push({skill: Skills.RAZOR_LEAF, level: 30});" calcext:value-type="string">
            <text:p>Races.VENUSAUR.skills.push({skill: Skills.RAZOR_LEAF, level: 30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A25];&quot;.skills.push({skill: Skills.&quot;;[.B25];&quot;, level: &quot;;[.C25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A26];&quot;.skills.push({skill: Skills.&quot;;[.B26];&quot;, level: &quot;;[.C26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A27];&quot;.skills.push({skill: Skills.&quot;;[.B27];&quot;, level: &quot;;[.C27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28];&quot;.skills.push({skill: Skills.&quot;;[.B28];&quot;, level: &quot;;[.C28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29];&quot;.skills.push({skill: Skills.&quot;;[.B29];&quot;, level: &quot;;[.C29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A30];&quot;.skills.push({skill: Skills.&quot;;[.B30];&quot;, level: &quot;;[.C30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31];&quot;.skills.push({skill: Skills.&quot;;[.B31];&quot;, level: &quot;;[.C31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A32];&quot;.skills.push({skill: Skills.&quot;;[.B32];&quot;, level: &quot;;[.C32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A33];&quot;.skills.push({skill: Skills.&quot;;[.B33];&quot;, level: &quot;;[.C33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A34];&quot;.skills.push({skill: Skills.&quot;;[.B34];&quot;, level: &quot;;[.C34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A35];&quot;.skills.push({skill: Skills.&quot;;[.B35];&quot;, level: &quot;;[.C35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36];&quot;.skills.push({skill: Skills.&quot;;[.B36];&quot;, level: &quot;;[.C36];&quot;});&quot;)" office:value-type="string" office:string-value="Races.CHARMELEON.skills.push({skill: Skills.SCRATCH, level: 1});" calcext:value-type="string">
            <text:p>Races.CHARMELEON.skills.push({skill: Skills.SCRATCH, level: 1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37];&quot;.skills.push({skill: Skills.&quot;;[.B37];&quot;, level: &quot;;[.C37];&quot;});&quot;)" office:value-type="string" office:string-value="Races.CHARMELEON.skills.push({skill: Skills.GROWL, level: 1});" calcext:value-type="string">
            <text:p>Races.CHARMELEON.skills.push({skill: Skills.GROWL, level: 1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A38];&quot;.skills.push({skill: Skills.&quot;;[.B38];&quot;, level: &quot;;[.C38];&quot;});&quot;)" office:value-type="string" office:string-value="Races.CHARMELEON.skills.push({skill: Skills.EMBER, level: 9});" calcext:value-type="string">
            <text:p>Races.CHARMELEON.skills.push({skill: Skills.EMBER, level: 9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39];&quot;.skills.push({skill: Skills.&quot;;[.B39];&quot;, level: &quot;;[.C39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A40];&quot;.skills.push({skill: Skills.&quot;;[.B40];&quot;, level: &quot;;[.C40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A41];&quot;.skills.push({skill: Skills.&quot;;[.B41];&quot;, level: &quot;;[.C41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A42];&quot;.skills.push({skill: Skills.&quot;;[.B42];&quot;, level: &quot;;[.C42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A43];&quot;.skills.push({skill: Skills.&quot;;[.B43];&quot;, level: &quot;;[.C43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44];&quot;.skills.push({skill: Skills.&quot;;[.B44];&quot;, level: &quot;;[.C44];&quot;});&quot;)" office:value-type="string" office:string-value="Races.CHARIZARD.skills.push({skill: Skills.SCRATCH, level: 1});" calcext:value-type="string">
            <text:p>Races.CHARIZARD.skills.push({skill: Skills.SCRATCH, level: 1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45];&quot;.skills.push({skill: Skills.&quot;;[.B45];&quot;, level: &quot;;[.C45];&quot;});&quot;)" office:value-type="string" office:string-value="Races.CHARIZARD.skills.push({skill: Skills.GROWL, level: 1});" calcext:value-type="string">
            <text:p>Races.CHARIZARD.skills.push({skill: Skills.GROWL, level: 1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A46];&quot;.skills.push({skill: Skills.&quot;;[.B46];&quot;, level: &quot;;[.C46];&quot;});&quot;)" office:value-type="string" office:string-value="Races.CHARIZARD.skills.push({skill: Skills.EMBER, level: 9});" calcext:value-type="string">
            <text:p>Races.CHARIZARD.skills.push({skill: Skills.EMBER, level: 9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47];&quot;.skills.push({skill: Skills.&quot;;[.B47];&quot;, level: &quot;;[.C47];&quot;});&quot;)" office:value-type="string" office:string-value="Races.CHARIZARD.skills.push({skill: Skills.LEER, level: 15});" calcext:value-type="string">
            <text:p>Races.CHARIZARD.skills.push({skill: Skills.LEER, level: 15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A48];&quot;.skills.push({skill: Skills.&quot;;[.B48];&quot;, level: &quot;;[.C48];&quot;});&quot;)" office:value-type="string" office:string-value="Races.CHARIZARD.skills.push({skill: Skills.RAGE, level: 24});" calcext:value-type="string">
            <text:p>Races.CHARIZARD.skills.push({skill: Skills.RAGE, level: 24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A49];&quot;.skills.push({skill: Skills.&quot;;[.B49];&quot;, level: &quot;;[.C49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A50];&quot;.skills.push({skill: Skills.&quot;;[.B50];&quot;, level: &quot;;[.C50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A51];&quot;.skills.push({skill: Skills.&quot;;[.B51];&quot;, level: &quot;;[.C51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52];&quot;.skills.push({skill: Skills.&quot;;[.B52];&quot;, level: &quot;;[.C52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53];&quot;.skills.push({skill: Skills.&quot;;[.B53];&quot;, level: &quot;;[.C53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A54];&quot;.skills.push({skill: Skills.&quot;;[.B54];&quot;, level: &quot;;[.C54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55];&quot;.skills.push({skill: Skills.&quot;;[.B55];&quot;, level: &quot;;[.C55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A56];&quot;.skills.push({skill: Skills.&quot;;[.B56];&quot;, level: &quot;;[.C56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A57];&quot;.skills.push({skill: Skills.&quot;;[.B57];&quot;, level: &quot;;[.C57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A58];&quot;.skills.push({skill: Skills.&quot;;[.B58];&quot;, level: &quot;;[.C58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A59];&quot;.skills.push({skill: Skills.&quot;;[.B59];&quot;, level: &quot;;[.C59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60];&quot;.skills.push({skill: Skills.&quot;;[.B60];&quot;, level: &quot;;[.C60];&quot;});&quot;)" office:value-type="string" office:string-value="Races.WARTORTLE.skills.push({skill: Skills.TACKLE, level: 1});" calcext:value-type="string">
            <text:p>Races.WARTORTLE.skills.push({skill: Skills.TACKLE, level: 1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61];&quot;.skills.push({skill: Skills.&quot;;[.B61];&quot;, level: &quot;;[.C61];&quot;});&quot;)" office:value-type="string" office:string-value="Races.WARTORTLE.skills.push({skill: Skills.TAIL_WHIP, level: 1});" calcext:value-type="string">
            <text:p>Races.WARTORTLE.skills.push({skill: Skills.TAIL_WHIP, level: 1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A62];&quot;.skills.push({skill: Skills.&quot;;[.B62];&quot;, level: &quot;;[.C62];&quot;});&quot;)" office:value-type="string" office:string-value="Races.WARTORTLE.skills.push({skill: Skills.BUBBLE, level: 8});" calcext:value-type="string">
            <text:p>Races.WARTORTLE.skills.push({skill: Skills.BUBBLE, level: 8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63];&quot;.skills.push({skill: Skills.&quot;;[.B63];&quot;, level: &quot;;[.C63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A64];&quot;.skills.push({skill: Skills.&quot;;[.B64];&quot;, level: &quot;;[.C64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A65];&quot;.skills.push({skill: Skills.&quot;;[.B65];&quot;, level: &quot;;[.C65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A66];&quot;.skills.push({skill: Skills.&quot;;[.B66];&quot;, level: &quot;;[.C66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A67];&quot;.skills.push({skill: Skills.&quot;;[.B67];&quot;, level: &quot;;[.C67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68];&quot;.skills.push({skill: Skills.&quot;;[.B68];&quot;, level: &quot;;[.C68];&quot;});&quot;)" office:value-type="string" office:string-value="Races.BLASTOISE.skills.push({skill: Skills.TACKLE, level: 1});" calcext:value-type="string">
            <text:p>Races.BLASTOISE.skills.push({skill: Skills.TACKLE, level: 1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69];&quot;.skills.push({skill: Skills.&quot;;[.B69];&quot;, level: &quot;;[.C69];&quot;});&quot;)" office:value-type="string" office:string-value="Races.BLASTOISE.skills.push({skill: Skills.TAIL_WHIP, level: 1});" calcext:value-type="string">
            <text:p>Races.BLASTOISE.skills.push({skill: Skills.TAIL_WHIP, level: 1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A70];&quot;.skills.push({skill: Skills.&quot;;[.B70];&quot;, level: &quot;;[.C70];&quot;});&quot;)" office:value-type="string" office:string-value="Races.BLASTOISE.skills.push({skill: Skills.BUBBLE, level: 8});" calcext:value-type="string">
            <text:p>Races.BLASTOISE.skills.push({skill: Skills.BUBBLE, level: 8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71];&quot;.skills.push({skill: Skills.&quot;;[.B71];&quot;, level: &quot;;[.C71];&quot;});&quot;)" office:value-type="string" office:string-value="Races.BLASTOISE.skills.push({skill: Skills.WATER_GUN, level: 15});" calcext:value-type="string">
            <text:p>Races.BLASTOISE.skills.push({skill: Skills.WATER_GUN, level: 15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A72];&quot;.skills.push({skill: Skills.&quot;;[.B72];&quot;, level: &quot;;[.C72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A73];&quot;.skills.push({skill: Skills.&quot;;[.B73];&quot;, level: &quot;;[.C73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A74];&quot;.skills.push({skill: Skills.&quot;;[.B74];&quot;, level: &quot;;[.C74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A75];&quot;.skills.push({skill: Skills.&quot;;[.B75];&quot;, level: &quot;;[.C75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76];&quot;.skills.push({skill: Skills.&quot;;[.B76];&quot;, level: &quot;;[.C76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77];&quot;.skills.push({skill: Skills.&quot;;[.B77];&quot;, level: &quot;;[.C77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78];&quot;.skills.push({skill: Skills.&quot;;[.B78];&quot;, level: &quot;;[.C78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79];&quot;.skills.push({skill: Skills.&quot;;[.B79];&quot;, level: &quot;;[.C79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80];&quot;.skills.push({skill: Skills.&quot;;[.B80];&quot;, level: &quot;;[.C80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A81];&quot;.skills.push({skill: Skills.&quot;;[.B81];&quot;, level: &quot;;[.C81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A82];&quot;.skills.push({skill: Skills.&quot;;[.B82];&quot;, level: &quot;;[.C82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A83];&quot;.skills.push({skill: Skills.&quot;;[.B83];&quot;, level: &quot;;[.C83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A84];&quot;.skills.push({skill: Skills.&quot;;[.B84];&quot;, level: &quot;;[.C84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A85];&quot;.skills.push({skill: Skills.&quot;;[.B85];&quot;, level: &quot;;[.C85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86];&quot;.skills.push({skill: Skills.&quot;;[.B86];&quot;, level: &quot;;[.C86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87];&quot;.skills.push({skill: Skills.&quot;;[.B87];&quot;, level: &quot;;[.C87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88];&quot;.skills.push({skill: Skills.&quot;;[.B88];&quot;, level: &quot;;[.C88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89];&quot;.skills.push({skill: Skills.&quot;;[.B89];&quot;, level: &quot;;[.C89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A90];&quot;.skills.push({skill: Skills.&quot;;[.B90];&quot;, level: &quot;;[.C90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A91];&quot;.skills.push({skill: Skills.&quot;;[.B91];&quot;, level: &quot;;[.C91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A92];&quot;.skills.push({skill: Skills.&quot;;[.B92];&quot;, level: &quot;;[.C92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A93];&quot;.skills.push({skill: Skills.&quot;;[.B93];&quot;, level: &quot;;[.C93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A94];&quot;.skills.push({skill: Skills.&quot;;[.B94];&quot;, level: &quot;;[.C94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95];&quot;.skills.push({skill: Skills.&quot;;[.B95];&quot;, level: &quot;;[.C95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A96];&quot;.skills.push({skill: Skills.&quot;;[.B96];&quot;, level: &quot;;[.C96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97];&quot;.skills.push({skill: Skills.&quot;;[.B97];&quot;, level: &quot;;[.C97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A98];&quot;.skills.push({skill: Skills.&quot;;[.B98];&quot;, level: &quot;;[.C98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A99];&quot;.skills.push({skill: Skills.&quot;;[.B99];&quot;, level: &quot;;[.C99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A100];&quot;.skills.push({skill: Skills.&quot;;[.B100];&quot;, level: &quot;;[.C100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A101];&quot;.skills.push({skill: Skills.&quot;;[.B101];&quot;, level: &quot;;[.C101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02];&quot;.skills.push({skill: Skills.&quot;;[.B102];&quot;, level: &quot;;[.C102];&quot;});&quot;)" office:value-type="string" office:string-value="Races.PIDGEOTTO.skills.push({skill: Skills.GUST, level: 1});" calcext:value-type="string">
            <text:p>Races.PIDGEOTTO.skills.push({skill: Skills.GUST, level: 1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A103];&quot;.skills.push({skill: Skills.&quot;;[.B103];&quot;, level: &quot;;[.C103];&quot;});&quot;)" office:value-type="string" office:string-value="Races.PIDGEOTTO.skills.push({skill: Skills.SAND_ATTACK, level: 5});" calcext:value-type="string">
            <text:p>Races.PIDGEOTTO.skills.push({skill: Skills.SAND_ATTACK, level: 5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104];&quot;.skills.push({skill: Skills.&quot;;[.B104];&quot;, level: &quot;;[.C104];&quot;});&quot;)" office:value-type="string" office:string-value="Races.PIDGEOTTO.skills.push({skill: Skills.QUICK_ATTACK, level: 12});" calcext:value-type="string">
            <text:p>Races.PIDGEOTTO.skills.push({skill: Skills.QUICK_ATTACK, level: 12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A105];&quot;.skills.push({skill: Skills.&quot;;[.B105];&quot;, level: &quot;;[.C105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A106];&quot;.skills.push({skill: Skills.&quot;;[.B106];&quot;, level: &quot;;[.C106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A107];&quot;.skills.push({skill: Skills.&quot;;[.B107];&quot;, level: &quot;;[.C107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A108];&quot;.skills.push({skill: Skills.&quot;;[.B108];&quot;, level: &quot;;[.C108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09];&quot;.skills.push({skill: Skills.&quot;;[.B109];&quot;, level: &quot;;[.C109];&quot;});&quot;)" office:value-type="string" office:string-value="Races.PIDGEOT.skills.push({skill: Skills.GUST, level: 1});" calcext:value-type="string">
            <text:p>Races.PIDGEOT.skills.push({skill: Skills.GUST, level: 1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A110];&quot;.skills.push({skill: Skills.&quot;;[.B110];&quot;, level: &quot;;[.C110];&quot;});&quot;)" office:value-type="string" office:string-value="Races.PIDGEOT.skills.push({skill: Skills.SAND_ATTACK, level: 5});" calcext:value-type="string">
            <text:p>Races.PIDGEOT.skills.push({skill: Skills.SAND_ATTACK, level: 5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111];&quot;.skills.push({skill: Skills.&quot;;[.B111];&quot;, level: &quot;;[.C111];&quot;});&quot;)" office:value-type="string" office:string-value="Races.PIDGEOT.skills.push({skill: Skills.QUICK_ATTACK, level: 12});" calcext:value-type="string">
            <text:p>Races.PIDGEOT.skills.push({skill: Skills.QUICK_ATTACK, level: 12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A112];&quot;.skills.push({skill: Skills.&quot;;[.B112];&quot;, level: &quot;;[.C112];&quot;});&quot;)" office:value-type="string" office:string-value="Races.PIDGEOT.skills.push({skill: Skills.WHIRLWIND, level: 21});" calcext:value-type="string">
            <text:p>Races.PIDGEOT.skills.push({skill: Skills.WHIRLWIND, level: 21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A113];&quot;.skills.push({skill: Skills.&quot;;[.B113];&quot;, level: &quot;;[.C113];&quot;});&quot;)" office:value-type="string" office:string-value="Races.PIDGEOT.skills.push({skill: Skills.WING_ATTACK, level: 31});" calcext:value-type="string">
            <text:p>Races.PIDGEOT.skills.push({skill: Skills.WING_ATTACK, level: 31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A114];&quot;.skills.push({skill: Skills.&quot;;[.B114];&quot;, level: &quot;;[.C114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A115];&quot;.skills.push({skill: Skills.&quot;;[.B115];&quot;, level: &quot;;[.C115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16];&quot;.skills.push({skill: Skills.&quot;;[.B116];&quot;, level: &quot;;[.C116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17];&quot;.skills.push({skill: Skills.&quot;;[.B117];&quot;, level: &quot;;[.C117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118];&quot;.skills.push({skill: Skills.&quot;;[.B118];&quot;, level: &quot;;[.C118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A119];&quot;.skills.push({skill: Skills.&quot;;[.B119];&quot;, level: &quot;;[.C119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A120];&quot;.skills.push({skill: Skills.&quot;;[.B120];&quot;, level: &quot;;[.C120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A121];&quot;.skills.push({skill: Skills.&quot;;[.B121];&quot;, level: &quot;;[.C121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22];&quot;.skills.push({skill: Skills.&quot;;[.B122];&quot;, level: &quot;;[.C122];&quot;});&quot;)" office:value-type="string" office:string-value="Races.RATICATE.skills.push({skill: Skills.TACKLE, level: 1});" calcext:value-type="string">
            <text:p>Races.RATICATE.skills.push({skill: Skills.TACKLE, level: 1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23];&quot;.skills.push({skill: Skills.&quot;;[.B123];&quot;, level: &quot;;[.C123];&quot;});&quot;)" office:value-type="string" office:string-value="Races.RATICATE.skills.push({skill: Skills.TAIL_WHIP, level: 1});" calcext:value-type="string">
            <text:p>Races.RATICATE.skills.push({skill: Skills.TAIL_WHIP, level: 1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124];&quot;.skills.push({skill: Skills.&quot;;[.B124];&quot;, level: &quot;;[.C124];&quot;});&quot;)" office:value-type="string" office:string-value="Races.RATICATE.skills.push({skill: Skills.QUICK_ATTACK, level: 7});" calcext:value-type="string">
            <text:p>Races.RATICATE.skills.push({skill: Skills.QUICK_ATTACK, level: 7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A125];&quot;.skills.push({skill: Skills.&quot;;[.B125];&quot;, level: &quot;;[.C125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A126];&quot;.skills.push({skill: Skills.&quot;;[.B126];&quot;, level: &quot;;[.C126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A127];&quot;.skills.push({skill: Skills.&quot;;[.B127];&quot;, level: &quot;;[.C127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</table:table-row>
      </table:table>
      <table:named-expressions/>
      <table:database-ranges>
        <table:database-range table:name="__Anonymous_Sheet_DB__0" table:target-range-address="Skills.A1:Skills.Q16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6:50:41.1678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14T08:18:01.143635000</dc:date>
    <meta:editing-duration>PT1H54M49S</meta:editing-duration>
    <meta:editing-cycles>21</meta:editing-cycles>
    <meta:generator>LibreOffice/5.2.3.3$MacOSX_X86_64 LibreOffice_project/d54a8868f08a7b39642414cf2c8ef2f228f780cf</meta:generator>
    <meta:document-statistic meta:table-count="3" meta:cell-count="2512" meta:object-count="0"/>
    <meta:user-defined meta:name=""/>
  </office:meta>
</office:document-meta>
</file>